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5in" style:auto-text-indent="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line-through-style="none" style:text-line-through-type="none" fo:font-size="13pt" fo:font-style="normal" fo:font-weight="bold" style:font-size-asian="13pt" style:font-style-asian="normal" style:font-weight-asian="bold" style:font-size-complex="13pt" fo:background-color="#ffff00"/>
    </style:style>
    <style:style style:name="P4" style:family="paragraph" style:parent-style-name="Standard">
      <style:paragraph-properties fo:text-align="start" style:justify-single-word="false"/>
      <style:text-properties style:text-line-through-style="solid" style:text-line-through-type="single" fo:font-size="13pt" fo:font-weight="bold" style:font-size-asian="13pt" style:font-weight-asian="bold" style:font-size-complex="13pt"/>
    </style:style>
    <style:style style:name="P5" style:family="paragraph" style:parent-style-name="Standard">
      <style:paragraph-properties fo:text-align="start" style:justify-single-word="false"/>
      <style:text-properties style:font-name="Arial" fo:font-size="13pt" style:font-name-asian="Arial1" style:font-size-asian="13pt" style:font-name-complex="Arial1" style:font-size-complex="13pt"/>
    </style:style>
    <style:style style:name="P6" style:family="paragraph" style:parent-style-name="Standard">
      <style:text-properties fo:color="#006060" style:font-name="Verdana" fo:font-size="9pt" style:font-name-asian="Verdana1" style:font-size-asian="9pt" style:font-name-complex="Verdana1" style:font-size-complex="9pt"/>
    </style:style>
    <style:style style:name="P7" style:family="paragraph" style:parent-style-name="Standard">
      <style:paragraph-properties fo:text-align="start" style:justify-single-word="false"/>
      <style:text-properties fo:font-size="18pt" style:font-size-asian="18pt" style:font-size-complex="18pt" fo:background-color="#ffff00"/>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left="0in" fo:margin-right="0in" fo:text-align="start" style:justify-single-word="false" fo:text-indent="0.5in" style:auto-text-indent="false"/>
    </style:style>
    <style:style style:name="P10" style:family="paragraph" style:parent-style-name="Standard">
      <style:paragraph-properties fo:margin-left="0in" fo:margin-right="0in" fo:text-align="start" style:justify-single-word="false" fo:text-indent="0.5in" style:auto-text-indent="false"/>
      <style:text-properties fo:color="#006060"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align="start" style:justify-single-word="false"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properties fo:color="#006060" style:font-name="Verdana" fo:font-size="11pt" style:font-name-asian="Verdana1" style:font-size-asian="11pt" style:font-name-complex="Verdana1" style:font-size-complex="11pt"/>
    </style:style>
    <style:style style:name="P14" style:family="paragraph" style:parent-style-name="Standard">
      <style:paragraph-properties fo:margin-left="0in" fo:margin-right="0in" fo:text-indent="0in" style:auto-text-indent="false"/>
      <style:text-properties fo:color="#006060"/>
    </style:style>
    <style:style style:name="P15" style:family="paragraph" style:parent-style-name="Standard">
      <style:paragraph-properties fo:margin-left="0in" fo:margin-right="0in" fo:text-align="start" style:justify-single-word="false" fo:text-indent="0in" style:auto-text-indent="false"/>
      <style:text-properties style:font-name="Arial" style:font-name-asian="Arial1" style:font-name-complex="Arial1"/>
    </style:style>
    <style:style style:name="P16" style:family="paragraph" style:parent-style-name="Standard">
      <style:paragraph-properties fo:margin-left="0in" fo:margin-right="0in" fo:text-align="start" style:justify-single-word="false" fo:text-indent="0in" style:auto-text-indent="false"/>
      <style:text-properties style:font-name="Arial" fo:font-size="10pt" style:font-name-asian="Arial1" style:font-size-asian="10pt" style:font-name-complex="Arial1" style:font-size-complex="10pt"/>
    </style:style>
    <style:style style:name="P17" style:family="paragraph" style:parent-style-name="Standard">
      <style:paragraph-properties fo:margin-left="0in" fo:margin-right="0in" fo:text-align="start" style:justify-single-word="false" fo:text-indent="0in" style:auto-text-indent="false"/>
      <style:text-properties style:font-name="Arial" fo:font-weight="bold" style:font-name-asian="Arial1" style:font-weight-asian="bold" style:font-name-complex="Arial1"/>
    </style:style>
    <style:style style:name="P18" style:family="paragraph" style:parent-style-name="Standard">
      <style:paragraph-properties fo:margin-left="0in" fo:margin-right="0in" fo:text-align="start" style:justify-single-word="false" fo:text-indent="0in" style:auto-text-indent="false"/>
      <style:text-properties fo:font-size="16pt" style:font-size-asian="16pt" style:font-size-complex="16pt"/>
    </style:style>
    <style:style style:name="P19" style:family="paragraph" style:parent-style-name="Standard">
      <style:paragraph-properties fo:margin-left="0in" fo:margin-right="0in" fo:text-align="start" style:justify-single-word="false" fo:text-indent="0in" style:auto-text-indent="false"/>
      <style:text-properties fo:font-weight="bold" style:font-weight-asian="bold"/>
    </style:style>
    <style:style style:name="P20" style:family="paragraph" style:parent-style-name="Standard">
      <style:paragraph-properties fo:margin-left="0in" fo:margin-right="0in" fo:text-align="start" style:justify-single-word="false" fo:text-indent="0in" style:auto-text-indent="false"/>
      <style:text-properties fo:font-size="18pt" style:font-size-asian="18pt" style:font-size-complex="18pt"/>
    </style:style>
    <style:style style:name="P21" style:family="paragraph" style:parent-style-name="Standard">
      <style:paragraph-properties fo:margin-left="0in" fo:margin-right="0in" fo:text-align="start" style:justify-single-word="false" fo:text-indent="0in" style:auto-text-indent="false"/>
      <style:text-properties fo:font-size="24pt" style:font-size-asian="24pt" style:font-size-complex="24pt" fo:background-color="#ff0000"/>
    </style:style>
    <style:style style:name="P22" style:family="paragraph" style:parent-style-name="Standard" style:list-style-name="WWNum1">
      <style:paragraph-properties fo:margin-left="0.5in" fo:margin-right="0in" fo:text-align="start" style:justify-single-word="false" fo:text-indent="-0.25in" style:auto-text-indent="false"/>
    </style:style>
    <style:style style:name="P23" style:family="paragraph" style:parent-style-name="Standard">
      <style:paragraph-properties fo:margin-left="0.5in" fo:margin-right="0in" fo:text-indent="0in" style:auto-text-indent="false"/>
    </style:style>
    <style:style style:name="P24" style:family="paragraph" style:parent-style-name="Standard">
      <style:paragraph-properties fo:margin-left="0.5in" fo:margin-right="0in" fo:text-align="start" style:justify-single-word="false" fo:text-indent="0in" style:auto-text-indent="false"/>
    </style:style>
    <style:style style:name="P25" style:family="paragraph" style:parent-style-name="Standard">
      <style:paragraph-properties fo:margin-left="0.5in" fo:margin-right="0in" fo:text-indent="0.5in" style:auto-text-indent="false"/>
    </style:style>
    <style:style style:name="P26" style:family="paragraph" style:parent-style-name="Standard">
      <style:paragraph-properties fo:margin-left="0.5in" fo:margin-right="0in" fo:text-align="start" style:justify-single-word="false" fo:text-indent="0.5in" style:auto-text-indent="false"/>
    </style:style>
    <style:style style:name="P27" style:family="paragraph" style:parent-style-name="Standard">
      <style:paragraph-properties fo:margin-left="0in" fo:margin-right="0in" fo:text-indent="0.5in" style:auto-text-indent="false"/>
    </style:style>
    <style:style style:name="P28" style:family="paragraph" style:parent-style-name="Standard">
      <style:paragraph-properties fo:margin-left="0in" fo:margin-right="0in" fo:text-align="start" style:justify-single-word="false" fo:text-indent="0.5in" style:auto-text-indent="false"/>
    </style:style>
    <style:style style:name="P29" style:family="paragraph" style:parent-style-name="Standard">
      <style:paragraph-properties fo:margin-top="0.1665in" fo:margin-bottom="0.1665in" loext:contextual-spacing="false" fo:line-height="100%"/>
    </style:style>
    <style:style style:name="P30" style:family="paragraph" style:parent-style-name="Title">
      <style:paragraph-properties fo:margin-left="0in" fo:margin-right="0in" fo:margin-top="0.1665in" fo:margin-bottom="0.0835in" loext:contextual-spacing="false" fo:line-height="100%" fo:text-indent="0in" style:auto-text-indent="false"/>
    </style:style>
    <style:style style:name="P31" style:family="paragraph" style:parent-style-name="Title" style:master-page-name="Standard">
      <style:paragraph-properties fo:margin-left="0in" fo:margin-right="0in" fo:margin-top="0.1665in" fo:margin-bottom="0.0835in" loext:contextual-spacing="false" fo:line-height="100%" fo:text-align="start" style:justify-single-word="false" fo:text-indent="0in" style:auto-text-indent="false" style:page-number="1"/>
    </style:style>
    <style:style style:name="P32" style:family="paragraph" style:parent-style-name="Title">
      <style:paragraph-properties fo:margin-left="0in" fo:margin-right="0in" fo:margin-top="0.1665in" fo:margin-bottom="0.0835in" loext:contextual-spacing="false" fo:line-height="100%" fo:text-align="start" style:justify-single-word="false" fo:text-indent="0.5in" style:auto-text-indent="false"/>
    </style:style>
    <style:style style:name="T1" style:family="text">
      <style:text-properties fo:font-size="13pt" style:font-size-asian="13pt" style:font-size-complex="13pt"/>
    </style:style>
    <style:style style:name="T2" style:family="text">
      <style:text-properties fo:font-size="14pt" fo:font-weight="normal" style:font-size-asian="14pt" style:font-weight-asian="normal" style:font-size-complex="14pt"/>
    </style:style>
    <style:style style:name="T3" style:family="text">
      <style:text-properties fo:font-size="14pt" style:font-size-asian="14pt" style:font-size-complex="14pt"/>
    </style:style>
    <style:style style:name="T4" style:family="text">
      <style:text-properties fo:font-size="12pt" fo:font-weight="normal" style:font-size-asian="12pt" style:font-weight-asian="normal" style:font-size-complex="12pt"/>
    </style:style>
    <style:style style:name="T5" style:family="text">
      <style:text-properties fo:color="#1155cc" fo:font-size="12pt" style:text-underline-style="solid" style:text-underline-width="auto" style:text-underline-color="font-color" fo:font-weight="normal" style:font-size-asian="12pt" style:font-weight-asian="normal" style:font-size-complex="12pt"/>
    </style:style>
    <style:style style:name="T6" style:family="text">
      <style:text-properties fo:color="#1155cc" style:font-name="Arial" fo:font-size="13pt" style:text-underline-style="solid" style:text-underline-width="auto" style:text-underline-color="font-color" style:font-name-asian="Arial1" style:font-size-asian="13pt" style:font-name-complex="Arial1" style:font-size-complex="13pt"/>
    </style:style>
    <style:style style:name="T7" style:family="text">
      <style:text-properties fo:color="#1155cc" style:text-underline-style="solid" style:text-underline-width="auto" style:text-underline-color="font-color"/>
    </style:style>
    <style:style style:name="T8" style:family="text">
      <style:text-properties fo:font-weight="bold" style:font-weight-asian="bold"/>
    </style:style>
    <style:style style:name="T9" style:family="text">
      <style:text-properties fo:font-size="18pt" style:font-size-asian="18pt" style:font-size-complex="18pt"/>
    </style:style>
    <style:style style:name="T10" style:family="text">
      <style:text-properties fo:font-size="18pt" style:font-size-asian="18pt" style:font-size-complex="18pt" fo:background-color="#ff0000"/>
    </style:style>
    <style:style style:name="T11" style:family="text">
      <style:text-properties fo:font-size="13pt" style:font-size-asian="13pt" style:font-size-complex="13pt"/>
    </style:style>
    <style:style style:name="T12" style:family="text">
      <style:text-properties fo:font-size="13pt" style:font-size-asian="13pt" style:font-size-complex="13pt" fo:background-color="#ff0000"/>
    </style:style>
    <style:style style:name="T13" style:family="text">
      <style:text-properties fo:font-size="13pt" fo:font-weight="bold" style:font-size-asian="13pt" style:font-weight-asian="bold" style:font-size-complex="13pt" fo:background-color="#ff0000"/>
    </style:style>
    <style:style style:name="T14" style:family="text">
      <style:text-properties style:text-line-through-style="none" style:text-line-through-type="none"/>
    </style:style>
    <style:style style:name="T15" style:family="text">
      <style:text-properties style:text-line-through-style="none" style:text-line-through-type="none" fo:font-size="13pt" style:font-size-asian="13pt" style:font-size-complex="13pt"/>
    </style:style>
    <style:style style:name="T16" style:family="text">
      <style:text-properties style:text-line-through-style="none" style:text-line-through-type="none" fo:font-size="13pt" style:font-size-asian="13pt" style:font-size-complex="13pt" fo:background-color="#ffff00"/>
    </style:style>
    <style:style style:name="T17" style:family="text">
      <style:text-properties style:text-line-through-style="none" style:text-line-through-type="none" fo:font-size="13pt" style:font-size-asian="13pt" style:font-size-complex="13pt" fo:background-color="#ff0000"/>
    </style:style>
    <style:style style:name="T18" style:family="text">
      <style:text-properties style:text-line-through-style="none" style:text-line-through-type="none" fo:font-size="13pt" fo:font-weight="bold" style:font-size-asian="13pt" style:font-weight-asian="bold" style:font-size-complex="13pt" fo:background-color="#ff0000"/>
    </style:style>
    <style:style style:name="T19" style:family="text">
      <style:text-properties style:text-line-through-style="none" style:text-line-through-type="none" fo:font-size="13pt" fo:font-style="normal" fo:font-weight="bold" style:font-size-asian="13pt" style:font-style-asian="normal" style:font-weight-asian="bold" style:font-size-complex="13pt" fo:background-color="#ffff00"/>
    </style:style>
    <style:style style:name="T20" style:family="text">
      <style:text-properties style:text-line-through-style="none" style:text-line-through-type="none" fo:font-size="18pt" style:font-size-asian="18pt" style:font-size-complex="18pt"/>
    </style:style>
    <style:style style:name="T21" style:family="text">
      <style:text-properties style:text-line-through-style="none" style:text-line-through-type="none" fo:font-size="12pt" style:font-size-asian="12pt" style:font-size-complex="12pt"/>
    </style:style>
    <style:style style:name="T22" style:family="text">
      <style:text-properties fo:color="#000000" style:text-line-through-style="none" style:text-line-through-type="none" fo:font-size="13pt" fo:font-weight="bold" style:font-size-asian="13pt" style:font-weight-asian="bold" style:font-size-complex="13pt" fo:background-color="#ffff00"/>
    </style:style>
    <style:style style:name="T23" style:family="text">
      <style:text-properties fo:color="#000000" style:text-line-through-style="none" style:text-line-through-type="none" fo:font-size="13pt" fo:font-weight="bold" style:font-size-asian="13pt" style:font-weight-asian="bold" style:font-size-complex="13pt" fo:background-color="#ff0000"/>
    </style:style>
    <style:style style:name="T24" style:family="text">
      <style:text-properties fo:color="#000000" style:text-line-through-style="none" style:text-line-through-type="none" fo:font-size="13pt" fo:font-weight="normal" style:font-size-asian="13pt" style:font-weight-asian="normal" style:font-size-complex="13pt"/>
    </style:style>
    <style:style style:name="T25" style:family="text">
      <style:text-properties fo:color="#000000" style:text-line-through-style="none" style:text-line-through-type="none" fo:font-size="24pt" style:font-size-asian="24pt" style:font-size-complex="24pt" fo:background-color="#ff0000"/>
    </style:style>
    <style:style style:name="T26" style:family="text">
      <style:text-properties fo:color="#000000" style:text-line-through-style="none" style:text-line-through-type="none" fo:font-size="16pt" style:font-size-asian="16pt" style:font-size-complex="16pt"/>
    </style:style>
    <style:style style:name="T27" style:family="text">
      <style:text-properties fo:color="#000000" style:text-line-through-style="none" style:text-line-through-type="none" fo:font-size="12pt" style:font-size-asian="12pt" style:font-size-complex="12pt"/>
    </style:style>
    <style:style style:name="T28" style:family="text">
      <style:text-properties fo:color="#000000" style:text-line-through-style="none" style:text-line-through-type="none" fo:font-size="12pt" style:text-underline-style="none" fo:font-weight="normal" style:font-size-asian="12pt" style:font-weight-asian="normal" style:font-size-complex="12pt"/>
    </style:style>
    <style:style style:name="T29" style:family="text">
      <style:text-properties fo:color="#000000" style:text-line-through-style="none" style:text-line-through-type="none" fo:font-size="12pt" fo:font-weight="bold" style:font-size-asian="12pt" style:font-weight-asian="bold" style:font-size-complex="12pt"/>
    </style:style>
    <style:style style:name="T30" style:family="text">
      <style:text-properties fo:color="#000000" style:text-line-through-style="none" style:text-line-through-type="none" fo:font-size="12pt" fo:font-weight="normal" style:font-size-asian="12pt" style:font-weight-asian="normal" style:font-size-complex="12pt"/>
    </style:style>
    <style:style style:name="T31" style:family="text">
      <style:text-properties fo:color="#000000" style:text-line-through-style="none" style:text-line-through-type="none" fo:font-size="18pt" style:font-size-asian="18pt" style:font-size-complex="18pt"/>
    </style:style>
    <style:style style:name="T32" style:family="text">
      <style:text-properties fo:color="#000000" style:text-line-through-style="none" style:text-line-through-type="none" fo:font-size="18pt" style:font-size-asian="18pt" style:font-size-complex="18pt" fo:background-color="#ff0000"/>
    </style:style>
    <style:style style:name="T33" style:family="text">
      <style:text-properties fo:color="#000000" style:text-line-through-style="none" style:text-line-through-type="none" fo:font-size="18pt" fo:font-weight="normal" style:font-size-asian="18pt" style:font-weight-asian="normal" style:font-size-complex="18pt" fo:background-color="#ffff00"/>
    </style:style>
    <style:style style:name="T34" style:family="text">
      <style:text-properties fo:color="#000000" style:text-line-through-style="none" style:text-line-through-type="none"/>
    </style:style>
    <style:style style:name="T35" style:family="text">
      <style:text-properties fo:color="#000000" style:text-line-through-style="none" style:text-line-through-type="none" fo:font-size="20pt" style:font-size-asian="20pt" style:font-size-complex="20pt"/>
    </style:style>
    <style:style style:name="T36" style:family="text">
      <style:text-properties fo:color="#000000" style:text-line-through-style="none" style:text-line-through-type="none" fo:font-size="9pt" style:font-size-asian="9pt" style:font-size-complex="9pt"/>
    </style:style>
    <style:style style:name="T37" style:family="text">
      <style:text-properties fo:color="#000000" style:text-line-through-style="none" style:text-line-through-type="none" style:font-name="Verdana" fo:font-size="10pt" fo:font-weight="normal" style:font-name-asian="Verdana1" style:font-size-asian="10pt" style:font-weight-asian="normal" style:font-name-complex="Verdana1" style:font-size-complex="10pt"/>
    </style:style>
    <style:style style:name="T38" style:family="text">
      <style:text-properties style:text-line-through-style="solid" style:text-line-through-type="single" fo:font-size="13pt" style:font-size-asian="13pt" style:font-size-complex="13pt"/>
    </style:style>
    <style:style style:name="T39" style:family="text">
      <style:text-properties style:text-line-through-style="solid" style:text-line-through-type="single" fo:font-size="13pt" fo:font-style="normal" fo:font-weight="bold" style:font-size-asian="13pt" style:font-style-asian="normal" style:font-weight-asian="bold" style:font-size-complex="13pt"/>
    </style:style>
    <style:style style:name="T40" style:family="text">
      <style:text-properties style:font-name="Arial" fo:font-size="13pt" style:font-name-asian="Arial1" style:font-size-asian="13pt" style:font-name-complex="Arial1" style:font-size-complex="13pt"/>
    </style:style>
    <style:style style:name="T41" style:family="text">
      <style:text-properties style:font-name="Arial" style:font-name-asian="Arial1" style:font-name-complex="Arial1"/>
    </style:style>
    <style:style style:name="T42" style:family="text">
      <style:text-properties style:font-name="Arial" fo:font-size="10pt" style:font-name-asian="Arial1" style:font-size-asian="10pt" style:font-name-complex="Arial1" style:font-size-complex="10pt"/>
    </style:style>
    <style:style style:name="T43" style:family="text">
      <style:text-properties style:font-name="Arial" fo:font-weight="bold" style:font-name-asian="Arial1" style:font-weight-asian="bold" style:font-name-complex="Arial1"/>
    </style:style>
    <style:style style:name="T44" style:family="text">
      <style:text-properties style:font-name="Arial" fo:font-weight="bold" style:font-name-asian="Arial1" style:font-weight-asian="bold" style:font-name-complex="Arial1" fo:background-color="#ffff00"/>
    </style:style>
    <style:style style:name="T45" style:family="text">
      <style:text-properties style:font-name="Arial" fo:font-weight="bold" style:font-name-asian="Arial1" style:font-weight-asian="bold" style:font-name-complex="Arial1" fo:background-color="#ff0000"/>
    </style:style>
    <style:style style:name="T46" style:family="text">
      <style:text-properties style:font-name="Arial" fo:font-size="11.5pt" style:font-name-asian="Arial1" style:font-size-asian="11.5pt" style:font-name-complex="Arial1" style:font-size-complex="11.5pt" fo:background-color="#000000"/>
    </style:style>
    <style:style style:name="T47" style:family="text">
      <style:text-properties fo:font-size="24pt" style:font-size-asian="24pt" style:font-size-complex="24pt" fo:background-color="#ff0000"/>
    </style:style>
    <style:style style:name="T48" style:family="text">
      <style:text-properties fo:font-size="16pt" style:font-size-asian="16pt" style:font-size-complex="16pt"/>
    </style:style>
    <style:style style:name="T49" style:family="text">
      <style:text-properties fo:font-size="16pt" style:font-size-asian="16pt" style:font-size-complex="16pt" fo:background-color="#ff0000"/>
    </style:style>
    <style:style style:name="T50" style:family="text">
      <style:text-properties fo:font-size="16pt" fo:font-weight="bold" style:font-size-asian="16pt" style:font-weight-asian="bold" style:font-size-complex="16pt"/>
    </style:style>
    <style:style style:name="T51" style:family="text">
      <style:text-properties style:font-name="Roboto Mono" style:font-name-asian="Roboto Mono1" style:font-name-complex="Roboto Mono1"/>
    </style:style>
    <style:style style:name="T52" style:family="text">
      <style:text-properties fo:color="#006060"/>
    </style:style>
    <style:style style:name="T53" style:family="text">
      <style:text-properties fo:color="#006060" style:font-name="Verdana" fo:font-size="11pt" style:font-name-asian="Verdana1" style:font-size-asian="11pt" style:font-name-complex="Verdana1" style:font-size-complex="11pt"/>
    </style:style>
    <style:style style:name="T54" style:family="text">
      <style:text-properties fo:color="#006060" style:font-name="Verdana" style:font-name-asian="Verdana1" style:font-name-complex="Verdana1"/>
    </style:style>
    <style:style style:name="T55" style:family="text">
      <style:text-properties fo:color="#006060" style:font-name="Verdana" fo:font-size="9pt" style:font-name-asian="Verdana1" style:font-size-asian="9pt" style:font-name-complex="Verdana1" style:font-size-complex="9pt"/>
    </style:style>
    <style:style style:name="T56" style:family="text">
      <style:text-properties fo:color="#006060" style:font-name="Verdana" fo:font-size="10pt" style:font-name-asian="Verdana1" style:font-size-asian="10pt" style:font-name-complex="Verdana1" style:font-size-complex="10pt"/>
    </style:style>
    <style:style style:name="T57" style:family="text">
      <style:text-properties fo:color="#006060" style:font-name="Verdana" fo:font-size="10pt" style:text-underline-style="solid" style:text-underline-width="auto" style:text-underline-color="font-color" fo:font-weight="bold" style:font-name-asian="Verdana1" style:font-size-asian="10pt" style:font-weight-asian="bold" style:font-name-complex="Verdana1" style:font-size-complex="10pt"/>
    </style:style>
    <style:style style:name="T58" style:family="text">
      <style:text-properties fo:color="#006060" style:font-name="Arial" style:font-name-asian="Arial1" style:font-name-complex="Arial1"/>
    </style:style>
    <style:style style:name="T59" style:family="text">
      <style:text-properties fo:color="#006060" style:font-name="Arial" fo:font-size="9pt" style:font-name-asian="Arial1" style:font-size-asian="9pt" style:font-name-complex="Arial1" style:font-size-complex="9pt"/>
    </style:style>
    <style:style style:name="T60" style:family="text">
      <style:text-properties fo:color="#006060" fo:font-size="9pt" style:font-size-asian="9pt" style:font-size-complex="9pt"/>
    </style:style>
    <style:style style:name="T61" style:family="text">
      <style:text-properties fo:color="#006060" style:text-underline-style="solid" style:text-underline-width="auto" style:text-underline-color="font-color" fo:font-weight="bold" style:font-weight-asian="bold"/>
    </style:style>
    <style:style style:name="T62" style:family="text">
      <style:text-properties fo:color="#006060" fo:font-size="11pt" style:font-size-asian="11pt" style:font-size-complex="11pt"/>
    </style:style>
    <style:style style:name="T63" style:family="text">
      <style:text-properties fo:color="#006060" style:text-line-through-style="none" style:text-line-through-type="none" style:font-name="Verdana" fo:font-size="9pt" style:font-name-asian="Verdana1" style:font-size-asian="9pt" style:font-name-complex="Verdana1" style:font-size-complex="9pt"/>
    </style:style>
    <style:style style:name="T64" style:family="text">
      <style:text-properties fo:color="#006060" style:text-line-through-style="none" style:text-line-through-type="none" style:font-name="Verdana" fo:font-size="9pt" style:text-underline-style="solid" style:text-underline-width="auto" style:text-underline-color="font-color" fo:font-weight="bold" style:font-name-asian="Verdana1" style:font-size-asian="9pt" style:font-weight-asian="bold" style:font-name-complex="Verdana1" style:font-size-complex="9pt"/>
    </style:style>
    <style:style style:name="T65" style:family="text">
      <style:text-properties fo:color="#006060" style:text-line-through-style="none" style:text-line-through-type="none" style:font-name="Verdana" fo:font-size="9pt" fo:font-weight="normal" style:font-name-asian="Verdana1" style:font-size-asian="9pt" style:font-weight-asian="normal" style:font-name-complex="Verdana1" style:font-size-complex="9pt"/>
    </style:style>
    <style:style style:name="T66" style:family="text">
      <style:text-properties fo:color="#006060" style:text-line-through-style="none" style:text-line-through-type="none" style:font-name="Verdana" fo:font-size="10pt" fo:font-weight="normal" style:font-name-asian="Verdana1" style:font-size-asian="10pt" style:font-weight-asian="normal" style:font-name-complex="Verdana1" style:font-size-complex="10pt"/>
    </style:style>
    <style:style style:name="T67" style:family="text">
      <style:text-properties fo:color="#006060" style:text-line-through-style="none" style:text-line-through-type="none" style:font-name="Verdana" fo:font-size="10pt" style:text-underline-style="solid" style:text-underline-width="auto" style:text-underline-color="font-color" fo:font-weight="bold" style:font-name-asian="Verdana1" style:font-size-asian="10pt" style:font-weight-asian="bold" style:font-name-complex="Verdana1" style:font-size-complex="10pt"/>
    </style:style>
    <style:style style:name="T68" style:family="text">
      <style:text-properties fo:color="#006060" style:text-line-through-style="none" style:text-line-through-type="none" style:font-name="Verdana" fo:font-size="10pt" style:text-underline-style="none" fo:font-weight="normal" style:font-name-asian="Verdana1" style:font-size-asian="10pt" style:font-weight-asian="normal" style:font-name-complex="Verdana1" style:font-size-complex="10pt"/>
    </style:style>
    <style:style style:name="T69" style:family="text">
      <style:text-properties fo:color="#006060" style:text-line-through-style="none" style:text-line-through-type="none" style:font-name="Verdana" fo:font-size="12pt" fo:font-weight="normal" style:font-name-asian="Verdana1" style:font-size-asian="12pt" style:font-weight-asian="normal" style:font-name-complex="Verdana1" style:font-size-complex="12pt"/>
    </style:style>
    <style:style style:name="T70" style:family="text">
      <style:text-properties fo:color="#202122" style:font-name="Arial" fo:font-size="10.5pt" style:font-name-asian="Arial1" style:font-size-asian="10.5pt" style:font-name-complex="Arial1" style:font-size-complex="10.5pt" fo:background-color="#ffffff"/>
    </style:style>
    <style:style style:name="T71" style:family="text">
      <style:text-properties fo:font-size="11pt" style:font-size-asian="11pt" style:font-size-complex="11pt"/>
    </style:style>
    <style:style style:name="T72" style:family="text">
      <style:text-properties style:font-name="Verdana" fo:font-size="10pt" style:font-name-asian="Verdana1" style:font-size-asian="10pt" style:font-name-complex="Verdana1" style:font-size-complex="10pt"/>
    </style:style>
    <style:style style:name="T73" style:family="text">
      <style:text-properties fo:font-size="9pt" style:font-size-asian="9pt" style:font-size-complex="9pt"/>
    </style:style>
    <style:style style:name="T74" style:family="text">
      <style:text-properties style:text-underline-style="solid" style:text-underline-width="auto" style:text-underline-color="font-color"/>
    </style:style>
    <style:style style:name="T75" style:family="text">
      <style:text-properties fo:font-variant="normal" fo:text-transform="none" fo:color="#000000" style:text-line-through-style="none" style:text-line-through-type="none" fo:font-size="12pt" fo:font-style="normal" fo:font-weight="normal" style:font-size-asian="12pt" style:font-style-asian="normal" style:font-weight-asian="normal" style:font-size-complex="12pt"/>
    </style:style>
    <style:style style:name="T7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tracked-changes text:track-changes="false">
        <text:changed-region xml:id="ct32076416" text:id="ct32076416">
          <text:insertion>
            <office:change-info>
              <dc:creator>Anonymous</dc:creator>
              <dc:date>2021-03-21T07:00:45</dc:date>
            </office:change-info>
          </text:insertion>
        </text:changed-region>
        <text:changed-region xml:id="ct32077184" text:id="ct32077184">
          <text:insertion>
            <office:change-info>
              <dc:creator>Anonymous</dc:creator>
              <dc:date>2021-03-21T07:01:15</dc:date>
            </office:change-info>
          </text:insertion>
        </text:changed-region>
        <text:changed-region xml:id="ct32084608" text:id="ct32084608">
          <text:insertion>
            <office:change-info>
              <dc:creator>Anonymous</dc:creator>
              <dc:date>2021-03-21T07:00:49</dc:date>
            </office:change-info>
          </text:insertion>
        </text:changed-region>
        <text:changed-region xml:id="ct32050752" text:id="ct32050752">
          <text:insertion>
            <office:change-info>
              <dc:creator>Anonymous</dc:creator>
              <dc:date>2021-03-21T07:02:16</dc:date>
            </office:change-info>
          </text:insertion>
        </text:changed-region>
        <text:changed-region xml:id="ct31931344" text:id="ct31931344">
          <text:insertion>
            <office:change-info>
              <dc:creator>Anonymous</dc:creator>
              <dc:date>2021-03-21T07:03:12</dc:date>
            </office:change-info>
          </text:insertion>
        </text:changed-region>
        <text:changed-region xml:id="ct32242544" text:id="ct32242544">
          <text:insertion>
            <office:change-info>
              <dc:creator>Anonymous</dc:creator>
              <dc:date>2021-03-21T22:21:32</dc:date>
            </office:change-info>
          </text:insertion>
        </text:changed-region>
        <text:changed-region xml:id="ct31957248" text:id="ct31957248">
          <text:insertion>
            <office:change-info>
              <dc:creator>Anonymous</dc:creator>
              <dc:date>2021-03-29T01:26:58</dc:date>
            </office:change-info>
          </text:insertion>
        </text:changed-region>
        <text:changed-region xml:id="ct32234512" text:id="ct32234512">
          <text:insertion>
            <office:change-info>
              <dc:creator>Anonymous</dc:creator>
              <dc:date>2021-03-29T01:27:06</dc:date>
            </office:change-info>
          </text:insertion>
        </text:changed-region>
        <text:changed-region xml:id="ct32660752" text:id="ct32660752">
          <text:deletion>
            <office:change-info>
              <dc:creator>Peter Smith</dc:creator>
              <dc:date>2021-03-08T17:37:08</dc:date>
            </office:change-info>
            <text:p text:style-name="P1"><text:span text:style-name="T1"><text:line-break/></text:span></text:p>
          </text:deletion>
        </text:changed-region>
        <text:changed-region xml:id="ct32702448" text:id="ct32702448">
          <text:insertion>
            <office:change-info>
              <dc:creator>Peter Smith</dc:creator>
              <dc:date>2021-03-08T17:37:0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2">It’s still a work in progress and needs to be verified before using. Feel free to comment or add suggestions.</text:span><text:span text:style-name="T4"><text:line-break/><text:line-break/>This guide is thanks to <text:line-break/>Yeticold devs (JW Weatherman, Will Weatherman, Robert Spigler)<text:line-break/></text:span><text:a xlink:type="simple" xlink:href="https://github.com/JWWeatherman/yeticold" text:style-name="ListLabel_20_10" text:visited-style-name="ListLabel_20_10"><text:span text:style-name="T5">https://github.com/JWWeatherman/yeticold</text:span></text:a><text:span text:style-name="T4"> <text:s/>Yeticold.com, <text:line-break/>Ben Westgate and his shell port of Yeti,<text:line-break/></text:span><text:a xlink:type="simple" xlink:href="https://github.com/BenWestgate/yeti.Bash" text:style-name="ListLabel_20_10" text:visited-style-name="ListLabel_20_10"><text:span text:style-name="T5">https://github.com/BenWestgate/yeti.Bash</text:span></text:a><text:span text:style-name="T4"><text:line-break/>and Yeticold slack group/members, an excellent information resource.</text:span></text:p>
      <text:p text:style-name="P32"><text:span text:style-name="T4">To-Do:</text:span><text:line-break/></text:p>
      <text:p text:style-name="Standard">-Fix up advanced options section (multiple device signing specifically)</text:p>
      <text:p text:style-name="Standard"/>
      <text:p text:style-name="Standard"/>
      <text:p text:style-name="Standard"/>
      <text:p text:style-name="P8">Possible additional features:</text:p>
      <text:p text:style-name="P11"/>
      <text:p text:style-name="P11">1. Allowing the public descriptor laptop that creates the transactions to stay offline, by downloading the blockchain (.bitcoin) to an external hard drive. </text:p>
      <text:p text:style-name="P11"/>
      <text:p text:style-name="P11">This would reduce any privacy risks since the descriptor would never go online. It may increase security as well if using backdoored xprv’s. (The attacker would have to guess all the possible combinations)</text:p>
      <text:p text:style-name="P11"/>
      <text:p text:style-name="P11">2. Increasing the privacy when storing the descriptor once Yeti comes to a consensus on the best method.</text:p>
      <text:p text:style-name="P11"/>
      <text:p text:style-name="P8">General Notes:<text:line-break/><text:line-break/><text:span text:style-name="T3">-Differences between yeticold.com</text:span><text:line-break/><text:line-break/>I think yeticold does create the 7 seeds in a slightly different way. It may have been before you could sethdseed without the blockchain synced. It doesn’t make a difference though, however <text:span text:style-name="T8">Core</text:span> creates 7 keys is fine. This method is the simplest. It is also what Ben Westgate’s shell port of yeti uses. <text:line-break/><text:line-break/>This guide signs the transaction one signature at a time. It is an improvement in security and UX over yeticold since you no longer hold all 3 seeds of a loaded wallet. This is easy enough to do manually but I hope yeticold.com adds this feature soon.</text:p>
      <text:p text:style-name="P8"/>
      <text:p text:style-name="Standard">It may be a bad idea to save bitcoin core on the cd’s, an attacker could replace the cd and put a malicious version of bitcoin core on it.<text:change-start text:change-id="ct32076416"/> (Storing the <text:change-end text:change-id="ct32076416"/><text:change-start text:change-id="ct32077184"/>cd hashes should fix this issue. would <text:change-end text:change-id="ct32077184"/>checksums <text:change-start text:change-id="ct32084608"/>)<text:change-end text:change-id="ct32084608"/></text:p>
      <text:p text:style-name="Standard">-User should bring a new version of bitcoin core and tails os to the signing location</text:p>
      <text:p text:style-name="Standard"><text:line-break/>-Not sure on concealing your identity and printing at the public location. Users might mess this up.<text:change-start text:change-id="ct32050752"/> (This shouldn’t be a concern, it’s fine to recommend users do this. )<text:change-end text:change-id="ct32050752"/></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How to Create a Multi-signature Offline Wallet with Bitcoin Core</text:p>
      <text:p text:style-name="P2"><text:span text:style-name="T9"><text:tab/><text:tab/><text:tab/><text:tab/> aka Scriptless Yeti Cold<text:line-break/></text:span><text:line-break/><text:span text:style-name="T1">-Process Overview<text:line-break/><text:line-break/><text:tab/>-Setup Computer<text:line-break/><text:line-break/>1. Install Ubuntu onto Online computer</text:span></text:p>
      <text:p text:style-name="P12"><text:soft-page-break/><text:span text:style-name="T1">2. Download bitcoin core and begin syncing node<text:line-break/>3. Create Tails USB<text:line-break/>4. Copy bitcoin core to USB<text:line-break/><text:line-break/><text:tab/></text:span><text:span text:style-name="T12">-</text:span><text:span text:style-name="T13">Multisig Wallet Creation</text:span></text:p>
      <text:p text:style-name="P12"><text:span text:style-name="T1"><text:line-break/>1. Boot into Tails with Networking Disabled </text:span></text:p>
      <text:p text:style-name="P12"><text:span text:style-name="T1">2. Open Bitcoin Core<text:line-break/>3. Create 7 wallets in bitcoin core.</text:span></text:p>
      <text:p text:style-name="P12"><text:span text:style-name="T1">4. Execute the dumpwallet command on the 7 wallets.</text:span></text:p>
      <text:p text:style-name="P12"><text:span text:style-name="T1">5. Find the Seed and Write it onto paper.</text:span></text:p>
      <text:p text:style-name="P12"><text:span text:style-name="T1">6. Construct Public Descriptor</text:span></text:p>
      <text:p text:style-name="P12"><text:span text:style-name="T1">7. Create a new wallet and import the public descriptor onto it.</text:span></text:p>
      <text:p text:style-name="P12"><text:span text:style-name="T1">8.</text:span><text:change-start text:change-id="ct31931344"/><text:span text:style-name="T1"> </text:span><text:change-end text:change-id="ct31931344"/><text:span text:style-name="T1">Burn the Public Descriptor text file and Public Descriptor wallet to 7 CD’s</text:span></text:p>
      <text:p text:style-name="P12"><text:span text:style-name="T1">9. Construct Xprv Descriptor.</text:span></text:p>
      <text:p text:style-name="P12"><text:span text:style-name="T1">10. Burn the dumped wallet files, Imported Descriptor wallets, and bitcoin core to 7 different CD's.<text:line-break/></text:span><text:span text:style-name="T15"><text:line-break/><text:tab/></text:span><text:span text:style-name="T16">-</text:span><text:span text:style-name="T22">Import public descriptor wallet onto online computer</text:span><text:span text:style-name="T15"><text:line-break/></text:span></text:p>
      <text:p text:style-name="P2"><text:span text:style-name="T1">1. Enable Tor for Increased Privacy</text:span><text:span text:style-name="T15"><text:line-break/></text:span><text:span text:style-name="T1">2. Import public descriptor wallet onto online laptop<text:line-break/>3. Print public descriptor.</text:span><text:span text:style-name="T15"><text:line-break/><text:line-break/><text:tab/></text:span><text:span text:style-name="T17">-</text:span><text:span text:style-name="T18">Recover Wallet onto offline computer for spending</text:span><text:span text:style-name="T24"><text:line-break/></text:span><text:span text:style-name="T1">1. Boot into Tails with Networking Disabled </text:span></text:p>
      <text:p text:style-name="P2"><text:span text:style-name="T1">2. Open Bitcoin Core</text:span></text:p>
      <text:p text:style-name="P2"><text:span text:style-name="T1">3. Import spending descriptor wallet</text:span><text:span text:style-name="T38"><text:line-break/></text:span><text:span text:style-name="T23">Red = Security Risk. Tasks are performed on a</text:span><text:span text:style-name="T13"> permanently</text:span><text:span text:style-name="T23"> offline device in an amnesiac environment such as </text:span><text:span text:style-name="T13">Tails</text:span><text:span text:style-name="T23">.</text:span></text:p>
      <text:p text:style-name="P2"><text:span text:style-name="T19">Yellow = Privacy Risk. Performed on an online device. It’s best to wipe the device when finished for maximum privacy.</text:span></text:p>
      <text:p text:style-name="P3"><text:change-start text:change-id="ct32242544"/></text:p>
      <text:p text:style-name="P4"><text:change-end text:change-id="ct32242544"/></text:p>
      <text:p text:style-name="P5"/>
      <text:list xml:id="list132733777" text:style-name="WWNum1">
        <text:list-item>
          <text:p text:style-name="P22"><text:span text:style-name="T40">How To Create A Tails USB <text:line-break/><text:line-break/></text:span><text:a xlink:type="simple" xlink:href="https://tails.boum.org/install/" text:style-name="ListLabel_20_11" text:visited-style-name="ListLabel_20_11"><text:span text:style-name="T6">https://tails.boum.org/install/</text:span></text:a><text:span text:style-name="T40"><text:line-break/></text:span></text:p>
        </text:list-item>
        <text:list-item>
          <text:p text:style-name="P22"><text:span text:style-name="T40">How To Install Ubuntu For Online Node.<text:line-break/><text:line-break/></text:span><text:a xlink:type="simple" xlink:href="https://www.youtube.com/watch?v=EXQOIT7zeiM" text:style-name="ListLabel_20_11" text:visited-style-name="ListLabel_20_11"><text:span text:style-name="T6">https://www.youtube.com/watch?v=EXQOIT7zeiM</text:span></text:a><text:span text:style-name="T40"><text:line-break/></text:span></text:p>
        </text:list-item>
        <text:list-item>
          <text:p text:style-name="P22"><text:span text:style-name="T40">How to download bitcoin Core on Online Node.<text:line-break/><text:line-break/>Download it from bitcoin core’s website </text:span><text:a xlink:type="simple" xlink:href="https://bitcoincore.org/en/download/" text:style-name="ListLabel_20_11" text:visited-style-name="ListLabel_20_11"><text:span text:style-name="T6">https://bitcoincore.org/en/download/</text:span></text:a><text:span text:style-name="T40"><text:line-break/><text:line-break/>You must verify the signature. There are instructions on the bitcoin core website above<text:line-break/><text:line-break/>Open bitcoin core by following the instructions found in Multisig Wallet Creation section 2.</text:span></text:p>
        </text:list-item>
      </text:list>
      <text:p text:style-name="P24"><text:span text:style-name="T40">By default bitcoin core will be set to prune. It doesn’t matter either way if you are making a new wallet. If you want an unpruned node uncheck the box in the initial options screen.<text:line-break/><text:line-break/>Don’t use this computer for anything else in the meantime. It is just for bitcoin core. It’s best to wipe this computer at the end for maximum privacy. Remove the firefox shortcut so you don’t forget. It’s best to wipe this computer at the end for maximum privacy. You can use yeticold.com ‘s erase script to do so. #add link to yeticold erase script#</text:span><text:span text:style-name="T39"><text:line-break/><text:line-break/></text:span></text:p>
      <text:p text:style-name="P2"><text:soft-page-break/><text:span text:style-name="T25"><text:tab/><text:tab/><text:tab/> Multisig Wallet Creation <text:s text:c="3"/><text:line-break/></text:span><text:span text:style-name="T47"><text:line-break/></text:span><text:span text:style-name="T48">1. Boot into Tails with Networking Disabled</text:span><text:span text:style-name="T26"> </text:span></text:p>
      <text:p text:style-name="P1"><text:line-break/><text:tab/>Do this process every time you start the offline computer. This computer must be offline permanently for maximum security. It can never go online once you create the wallet. Only use this computer for bitcoin, nothing else.<text:change-start text:change-id="ct31957248"/> Remove the hard drive <text:change-end text:change-id="ct31957248"/><text:change-start text:change-id="ct32234512"/>from the computer.<text:change-end text:change-id="ct32234512"/><text:line-break/><text:line-break/>-Insert the verified Tails usb drive into your offline laptop.</text:p>
      <text:p text:style-name="P12">-Turn the computer on.<text:line-break/>-Tails should boot automatically. If it doesn’t, try manually selecting the boot device using the boot device key for your computer.<text:line-break/>-At the ‘Welcome to Tails!’ screen select the + button on the bottom left.</text:p>
      <text:p text:style-name="P12">-Select ‘Network Connection’<text:line-break/>-Select ‘Disable all networking’<text:line-break/>-Select ‘Add’<text:line-break/>-Select ‘Start Tails’ in the top right corner.<text:span text:style-name="T25"><text:line-break/> <text:s text:c="16"/><text:line-break/></text:span><text:span text:style-name="T26">2. </text:span><text:span text:style-name="T48">Open Bitcoin Core</text:span><text:span text:style-name="T9"><text:line-break/></text:span></text:p>
      <text:p text:style-name="P12">-Press the windows key on your keyboard and type ‘files’ -no apostrophes. Select the ‘files’ application.</text:p>
      <text:p text:style-name="P12">-Insert the usb drive containing the verified bitcoin core file.<text:line-break/>-You should see the usb drive directory pop up on the left hand side underneath ‘Trash’ Select it.<text:line-break/>-Double click the folder ‘bitcoin-0.21.0-x86_64-linux-gnu.tar.gz’<text:line-break/>-In the new window select the extract button in the top left corner.<text:line-break/>-Select ‘Desktop’ on the left side of the new window<text:line-break/>-Click ‘Extract’ in the top right corner, in a moment it should say ‘Extraction completed successfully’ you can close all these windows and continue<text:line-break/>-On your desktop there should be a new folder titled “bitcoin-0.21.0” -Double click it<text:line-break/>Double click the ‘bin’ folder<text:line-break/>-Right-click the empty white space by the files and select “Open in Terminal”<text:line-break/><text:span text:style-name="T41">-From now on do not exit out of this terminal window when Core is running, it is necessary for Core to run.</text:span><text:line-break/>-Type ‘<text:span text:style-name="T51">./bitcoin-qt’ </text:span><text:span text:style-name="T41">-without apostrophes in the terminal and press enter on your keyboard. It is fine if a line returns saying ‘QApplication : invalid style override...’<text:line-break/>-A ‘Welcome’ screen should pop up, Leave the options as is and select “OK” in the bottom right corner.</text:span><text:span text:style-name="T25"><text:line-break/></text:span><text:span text:style-name="T14"><text:line-break/></text:span><text:span text:style-name="T9">3.</text:span><text:span text:style-name="T20"> Create 7 wallets in bitcoin core.</text:span><text:span text:style-name="T14"><text:line-break/><text:line-break/></text:span>-‘Bitcoin Core’ should be open now. In the top left corner, select ‘F<text:span text:style-name="T14">ile</text:span>’<text:span text:style-name="T14">, then select </text:span>‘C<text:span text:style-name="T14">reate wallet...</text:span>’<text:span text:style-name="T14">.<text:line-break/></text:span>-<text:span text:style-name="T14">Name it </text:span>‘seed-<text:span text:style-name="T14">1</text:span>’<text:span text:style-name="T14"> and leave all boxes blank. Select </text:span>‘<text:span text:style-name="T14">Create</text:span>’ in the bottom right corner.<text:span text:style-name="T14"> </text:span></text:p>
      <text:p text:style-name="P12">-In the top left corner, select ‘File’, then select ‘Create wallet...’.<text:line-break/>-Name it ‘seed-2’ and leave all boxes blank. Select ‘Create’ in the bottom right corner. <text:line-break/>-<text:span text:style-name="T14">Repeat this wallet creation process for seed-3,4,5,6, and 7.</text:span> You should have 7 wallets in the end.<text:span text:style-name="T14"><text:line-break/><text:line-break/></text:span><text:span text:style-name="T9">4</text:span><text:span text:style-name="T20">. </text:span><text:span text:style-name="T9">Execute the dumpwallet command on the 7 wallets.</text:span><text:span text:style-name="T20"><text:line-break/><text:line-break/></text:span>-Towards the top left corner of Core select ‘<text:span text:style-name="T21">Window</text:span>’<text:span text:style-name="T21">, then </text:span>‘C<text:span text:style-name="T21">onsole</text:span>’<text:span text:style-name="T21">. <text:line-break/></text:span>-Towards the top left <text:span text:style-name="T21">corner ensure that wallet seed-1 is selected</text:span>. Select it from the drop down box if it is not selected.<text:span text:style-name="T21"><text:line-break/>-At the bottom of th</text:span>is<text:span text:style-name="T21"> new window, type </text:span>‘<text:span text:style-name="T21">dumpwallet seed-1</text:span>’<text:span text:style-name="T21"> -without apostrophes and click enter on your keyboard. <text:s/></text:span></text:p>
      <text:p text:style-name="P12"><text:line-break/>3 lines should return exactly like this<text:line-break/><text:line-break/><text:tab/><text:tab/><text:span text:style-name="T52">Executing command using "seed-1" wallet<text:line-break/><text:line-break/><text:tab/><text:tab/>dumpwallet seed-1</text:span><text:line-break/><text:tab/><text:tab/>{ <text:s text:c="4"/><text:line-break/><text:tab/><text:tab/> <text:s text:c="6"/>"filename": "/home/amnesia/Desktop/bitcoin-0.21.0/bin/seed-1"</text:p>
      <text:p text:style-name="P26">}</text:p>
      <text:p text:style-name="P12"/>
      <text:p text:style-name="P12"><text:line-break/><text:tab/><text:tab/> <text:s text:c="6"/><text:span text:style-name="T21"><text:line-break/>-In the top left corner select wallet seed</text:span>-<text:span text:style-name="T21">2. <text:line-break/>-Type “dumpwallet seed 2” -without apostrophes and click enter on your keyboard.<text:line-break/><text:line-break/>3 lines should return exactly like this<text:line-break/><text:line-break/><text:tab/><text:tab/></text:span><text:span text:style-name="T52">Executing command using "seed-2" wallet<text:line-break/><text:line-break/><text:tab/><text:tab/>dumpwallet seed-2</text:span><text:line-break/><text:tab/><text:tab/>{ <text:s text:c="4"/><text:line-break/><text:tab/><text:tab/> <text:s text:c="6"/>"filename": "/home/amnesia/Desktop/bitcoin-0.21.0/bin/seed-2"</text:p>
      <text:p text:style-name="P1"><text:s text:c="11"/>}<text:line-break/><text:line-break/><text:line-break/><text:span text:style-name="T8">Notice that it is now executing the command using “seed-2” wallet</text:span><text:line-break/><text:span text:style-name="T8">You must select the correct wallet in the top left corner before dumping the wallet. Otherwise you will be dumping the same wallet over and over.</text:span><text:line-break/><text:span text:style-name="T21"><text:line-break/><text:line-break/></text:span>-<text:span text:style-name="T21">Repeat this process for 3, 4, 5, 6, and 7</text:span> ensuring that it is executing the command on the correct wallet.<text:line-break/><text:span text:style-name="T21"> <text:line-break/></text:span></text:p>
      <text:p text:style-name="Standard"><text:span text:style-name="T47"><text:tab/><text:tab/></text:span></text:p>
      <text:p text:style-name="P12"><text:span text:style-name="T9">5.</text:span><text:span text:style-name="T20"> Find the </text:span><text:span text:style-name="T9">Seed and</text:span><text:span text:style-name="T20"> Write </text:span><text:span text:style-name="T9">it on </text:span><text:span text:style-name="T20">paper.</text:span></text:p>
      <text:p text:style-name="P1"/>
      <text:p text:style-name="P12">-Exit the ‘Node window’ that you did the dumpwallet command on</text:p>
      <text:p text:style-name="P12">-Do not close Bitcoin core or the terminal window that you used to open bitcoin core<text:line-break/>-On the desktop double click ‘bitcoin-0.21.0’</text:p>
      <text:p text:style-name="P12">-Double click ‘bin’<text:line-break/><text:line-break/><text:tab/><text:span text:style-name="T3">Inside ‘bin’ you will now find the 7 dumped wallet text files you just created. They are labeled seed-1,2,3,4,5,6, and 7.</text:span><text:line-break/></text:p>
      <text:p text:style-name="P12">-Double click file ‘seed-1’<text:line-break/>-Maximize this text file.</text:p>
      <text:p text:style-name="P12">-Towards the top right corner to the right of ‘Save’ select the icon with the 3 short lines.</text:p>
      <text:p text:style-name="P12">-Click ‘Find...’</text:p>
      <text:p text:style-name="P12"><text:soft-page-break/>-A small search bar should pop up towards the top right corner. Type ‘hdseed=1’ without apostrophes <text:line-break/>-The Seed is the WIF key at the beginning of the line that contains the highlighted hdseed=1</text:p>
      <text:p text:style-name="P12">It will start with an L or K</text:p>
      <text:p text:style-name="P12">-On a blank piece of paper, title it seed-1 and write this key down on the paper. <text:line-break/><text:line-break/><text:span text:style-name="T8">Be careful and make sure that you get the capitalization correct. It is case-sensitive. You will verify you wrote the seeds correctly later on in the guide.<text:line-break/><text:line-break/>I would highly recommend writing the keys in NATO format.<text:line-break/><text:line-break/>This is how Yeticold writes the seed down. You write the whole word for the letter or number.<text:line-break/><text:line-break/>For example, J = JULIETT , n = november , 2 = TWO<text:line-break/><text:line-break/></text:span>NATO alphabet-<text:line-break/><text:span text:style-name="T70">Alfa, Bravo, Charlie, Delta, Echo, Foxtrot, Golf, Hotel, India, Juliett, Kilo, Lima, Mike, November, Oscar, Papa, Quebec, Romeo, Sierra, Tango, Uniform, Victor, Whiskey, X-ray, Yankee, Zulu.</text:span><text:span text:style-name="T8"><text:line-break/></text:span><text:line-break/>You can use Ben Westgate’s spreadsheet for converting your seed to NATO format. You can run it on Tails. <text:a xlink:type="simple" xlink:href="https://github.com/BenWestgate/yeti.Bash/blob/main/WIF%20to%20yeti%20NATO%20words.ods" text:style-name="ListLabel_20_12" text:visited-style-name="ListLabel_20_12"><text:span text:style-name="T7">https://github.com/BenWestgate/yeti.Bash/blob/main/WIF%20to%20yeti%20NATO%20words.ods</text:span></text:a></text:p>
      <text:p text:style-name="P12"><text:line-break/>If you don’t want to use his spreadsheet you can just manually write the words. Space out 4 of the characters of your seed and write them down.<text:line-break/><text:line-break/></text:p>
      <text:p text:style-name="P12"/>
      <text:p text:style-name="P12"/>
      <text:p text:style-name="P12">For example <text:line-break/><text:line-break/>L2CruCQUvxpkEwYayHTJwr2UBrFxi1J9a1HW6WLa2fJb8a15RtVb<text:line-break/>becomes <text:line-break/>L2Cr uCQU vxpk EwYa yHTJ wr2U BrFx i1J9 a1HW 6WLa 2fJb 8a15 RtVb</text:p>
      <text:p text:style-name="P12"/>
      <text:p text:style-name="P12">You would handwrite on paper</text:p>
      <text:p text:style-name="P12"><text:span text:style-name="T8"><text:line-break/></text:span>LIMA TWO CHARLIE romeo<text:line-break/>uniform CHARLIE QUEBEC UNIFORM<text:line-break/>victor x-ray papa kilo<text:line-break/><text:line-break/>Write them 4 words on a line. In Yeticold the fifth word is a checksum. We don’t have that and we will be checking the entire seed later on. Ben Westgate’s tool will give you the 5th word checksum if you do want to use Yeticold scripts.<text:span text:style-name="T8"><text:line-break/><text:line-break/></text:span>-Repeat this same process for each text file. You should have 7 pieces of paper with 7 different seeds.<text:line-break/><text:line-break/>-Place them underneath the laptop for now so they are not in plain sight and you know where they are. <text:line-break/><text:line-break/><text:line-break/><text:span text:style-name="T9">6. Construct Public Descriptor</text:span><text:line-break/><text:line-break/>You are going to construct the public descriptor from the 7 extended private masterkeys (xprv’s for short) located in the wallet dump files.<text:span text:style-name="T53"><text:line-break/></text:span><text:line-break/>-Open Libreoffice Writer,</text:p>
      <text:p text:style-name="P1"><text:s/>(press the windows key on your keyboard then start typing Libreoffice Writer. It is a blue icon. Select it.)<text:line-break/></text:p>
      <text:p text:style-name="P12">-Write this below exactly as shown into the new blank libreoffice document <text:s/></text:p>
      <text:p text:style-name="P12"><text:span text:style-name="T53">"wsh(multi(3,xprv1/*,xprv2/*,xprv3/*,xprv4/*,xprv5/*,xprv6/*,xprv7/*))"</text:span></text:p>
      <text:p text:style-name="P13"/>
      <text:p text:style-name="Standard"><text:span text:style-name="T58">-Make a list of the xprv’s like this. This will help you keep track of them</text:span></text:p>
      <text:p text:style-name="P12"><text:span text:style-name="T53"><text:tab/>xprv1=</text:span></text:p>
      <text:p text:style-name="P12"><text:span text:style-name="T53"><text:tab/>xprv2=</text:span></text:p>
      <text:p text:style-name="P12"><text:span text:style-name="T53"><text:tab/>xprv3=</text:span></text:p>
      <text:p text:style-name="P12"><text:span text:style-name="T53"><text:tab/>xprv4=</text:span></text:p>
      <text:p text:style-name="P12"><text:span text:style-name="T53"><text:tab/>xprv5=</text:span></text:p>
      <text:p text:style-name="P12"><text:span text:style-name="T53"><text:tab/>xprv6=</text:span></text:p>
      <text:p text:style-name="P12"><text:soft-page-break/><text:span text:style-name="T53"><text:tab/>xprv7=</text:span></text:p>
      <text:p text:style-name="P12"/>
      <text:p text:style-name="P12">-Open the 7 dumped wallet files and copy the extended private master key (xprv) located on the 6th line. It will start with <text:span text:style-name="T54">xprv9s21ZrQH143K…</text:span></text:p>
      <text:p text:style-name="P12"><text:span text:style-name="T41">-Paste the xprv into its corresponding position in the descriptor and on the list. Seed-1’s xprv goes in xprv1, seed 2’s xprv goes in xprv2,...</text:span></text:p>
      <text:p text:style-name="P15"/>
      <text:p text:style-name="P12"><text:span text:style-name="T41">-Your descriptor should look like this when you are finished. This is an example, yours will be different</text:span></text:p>
      <text:p text:style-name="P15"/>
      <text:p text:style-name="P12"><text:span text:style-name="T42">"wsh(multi(3,xprv9s21ZrQH143K3U2GQyg5hg9xMmAvkd3ovnBcSmJLjwJ1JJck39iX1DS9qFrBXkaNFedz484USMcZBYEjKuwrWvngLVH1RJA9XQCX5XsDCXBV/*,xprv9s21ZrQH143K43ARD3wX1xaeVJuc8QVvxxaN1N44gAMZ8UIGmSUQnZEgp2XNiVGxYFc5JxSBxP5biDSKhLUgXLF1w9NqEFvaRFyszgDeR4u/*,xprv9s21ZrQH143K3HV8kHZTrLdnxiPNRytiv6WuMMvoCPWDZeyHUUConUr22Fzc7T9jKTukmYgXm2MHCQECADUrHDcHDFaSt3RoJmGMAnkWaMd/*,xprv9s21ZrQH143K3oYKdSEz2VrJu5F4kj8ppjvXg2VERSaJzfBxAi9wpMb6sqYiKbaJaAf5JeuPxw7cCWpQkrhesJXte4GWbRt9x4FWoE3EoABu/*,xprv9s21ZrQH143K4affAKc5vEiBzjJZiYbRXQjneDVT2K9krBDaXM41zYPuhLkiBgEBgmV9mVuaWwkGPc8zidPAEJykRHkCCqxTAXZQ4jvtFvk/*,xprv9s21ZrQH143K2s1eTafLxvcfi4HdheaxRDpJ2hV2Lq1bqwqJa2vDYirpsgqrYx9w6bKW9vCXj25CGhwN3aFfGSwe7gS1eNMxfNKXZZZg8z9/*,xprv9s21ZrQH143K3JK7zCMpUSw2W4vkgkW2QD8RNpD9wo45mUtxksk5RuYJh7MPTTfBapayj2mCd5U4MFAsQs7JsiSDCF2TPGUXy3g39b12Rk8/*))"</text:span></text:p>
      <text:p text:style-name="P16"/>
      <text:p text:style-name="P16"/>
      <text:p text:style-name="P12"><text:span text:style-name="T43">-Verify that all the xprv’s are different and you only have 7. </text:span></text:p>
      <text:p text:style-name="P17"/>
      <text:p text:style-name="P17"/>
      <text:p text:style-name="P12"><text:span text:style-name="T41">This is the private descriptor. We only use the complete 7 xprv descriptor once to get the public descriptor. To get the public descriptor you need to run the getdescriptorinfo command on this descriptor in Core</text:span></text:p>
      <text:p text:style-name="P16"/>
      <text:p text:style-name="P16"/>
      <text:p text:style-name="P12"><text:span text:style-name="T41">-Open Core if it is not already opened</text:span></text:p>
      <text:p text:style-name="P12"><text:span text:style-name="T41">-Open Console, </text:span></text:p>
      <text:p text:style-name="P1"><text:span text:style-name="T41">(select Window, Console)</text:span></text:p>
      <text:p text:style-name="P12"><text:span text:style-name="T41">In any wallet type the following below and press enter</text:span></text:p>
      <text:p text:style-name="P15"/>
      <text:p text:style-name="Standard"><text:soft-page-break/><text:span text:style-name="T71">g</text:span><text:span text:style-name="T53">etdescriptorinfo ‘enter your private descriptor here’</text:span></text:p>
      <text:p text:style-name="P6"/>
      <text:p text:style-name="P6"/>
      <text:p text:style-name="Standard"><text:span text:style-name="T41">For Example</text:span></text:p>
      <text:p text:style-name="P6"/>
      <text:p text:style-name="Standard"><text:span text:style-name="T55">getdescriptorinfo </text:span><text:span text:style-name="T59">"wsh(multi(3,xprv9s21ZrQH143K3U2GQyg5hg9xMmAvkd3ovnBcSmJLjwJ1JJck39iX1DS9qFrBXkaNFedz484USMcZBYEjKuwrWvngLVH1RJA9XQCX5XsDCXBV/*,xprv9s21ZrQH143K43ARD3wX1xaeVJuc8QVvxxaN1N44gAMZ8UIGmSUQnZEgp2XNiVGxYFc5JxSBxP5biDSKhLUgXLF1w9NqEFvaRFyszgDeR4u/*,xprv9s21ZrQH143K3HV8kHZTrLdnxiPNRytiv6WuMMvoC</text:span></text:p>
      <text:p text:style-name="Standard"><text:span text:style-name="T59">PWDZeyHUUConUr22Fzc7T9jKTukmYgXm2MHCQECADUrHDcHDFaSt3RoJmGMAnkWaMd/*,xprv9s21ZrQH143K3oYKdSEz2VrJu5F4kj8ppjvXg2VERSaJzfBxAi9wpMb6sqYiKbaJaAf5JeuPxw7cCWpQkrhesJXte4GWbRt9x4FWoE3EoABu/*,xprv9s21ZrQH143K4affAKc5vEiBzjJZiYbRXQjneDVT2K9krBDaXM41zYPuhLkiBgEBgmV9mVuaWwkGPc8zidPAEJykRHkCCqxTAXZQ4jvtFvk/*,xprv9s21ZrQH143K2s1eTafLxvcfi4HdheaxRDpJ2hV2Lq1bqwqJa2vDYirpsgqrYx9w6bKW9vCXj25CGhwN3aFfGSwe7gS1eNMxfNKXZZZg8z9/*,xprv9s21ZrQH143K3JK7zCMpUSw2W4vkgkW2QD8RNpD9wo45mUtxksk5RuYJh7MPTTfBapayj2mCd5U4MFAsQs7JsiSDCF2TPGUXy3g39b12Rk8/*))"</text:span></text:p>
      <text:p text:style-name="P16"/>
      <text:p text:style-name="P12"><text:span text:style-name="T41"><text:line-break/></text:span>Core will return the <text:span text:style-name="T8">public descriptor. </text:span>It will be in this format.<text:line-break/><text:line-break/><text:span text:style-name="T56">"wsh(multi(3,xpub1/*,xpub2/*,xpub3/*,xpub4*/xpub5/*,xpub6*/xpub7/*))#xxxxxxxx"</text:span><text:span text:style-name="T72"><text:line-break/><text:line-break/>#</text:span><text:span text:style-name="T56">xxxxxxxx</text:span>= the checksum of the public descriptor. <text:line-break/><text:line-break/>You do not need the 4 lines underneath the public descriptor. Ignore that info. The line that shows</text:p>
      <text:p text:style-name="P12">"checksum": "yyyyyyyy", is referring to the checksum of the xprv descriptor. You don’t need it.</text:p>
      <text:p text:style-name="P12"/>
      <text:p text:style-name="P12"/>
      <text:p text:style-name="Standard"><text:span text:style-name="T43">Notice the </text:span><text:span text:style-name="T44">Xpubs</text:span><text:span text:style-name="T43"> instead of </text:span><text:span text:style-name="T45">Xprv’s</text:span><text:span text:style-name="T43">. </text:span></text:p>
      <text:p text:style-name="Standard"><text:span text:style-name="T44">Xpub is for the public descriptor</text:span><text:span text:style-name="T43">. It is for monitoring transactions and creating unsigned transactions. This goes on the online computer.</text:span></text:p>
      <text:p text:style-name="Standard"><text:span text:style-name="T45">The Xprv is for spending</text:span><text:span text:style-name="T43">. It must always stay offline. It signs transactions that the online computer makes. It is for spending.</text:span></text:p>
      <text:p text:style-name="P12"><text:line-break/></text:p>
      <text:p text:style-name="P12">-Open another Libreoffice Writer document.<text:line-break/>-Copy and paste the <text:span text:style-name="T8">Public descriptor</text:span> to this new text document. Save this document to the desktop and title it, “Public descriptor, watch-only”.</text:p>
      <text:p text:style-name="P12"/>
      <text:p text:style-name="P12"><text:span text:style-name="T48">7. Create a new wallet and import the public descriptor onto it.</text:span></text:p>
      <text:p text:style-name="P18"/>
      <text:p text:style-name="P12">-Create a new wallet in Core and title it ‘Watch-Only Public’</text:p>
      <text:p text:style-name="P12"><text:soft-page-break/>-Select all 3 checkmarks underneath advanced options</text:p>
      <text:p text:style-name="P12"><text:span text:style-name="T48"><text:tab/>(</text:span>Disable private keys, Make blank wallet, Descriptor wallet.)</text:p>
      <text:p text:style-name="P12">-Open Core’s Console,</text:p>
      <text:p text:style-name="P1">(Window, Console) </text:p>
      <text:p text:style-name="P12">-Select this new wallet in the top left corner, ‘Watch-Only Public’ </text:p>
      <text:p text:style-name="P12">-Import the public descriptor using this command below</text:p>
      <text:p text:style-name="P12"/>
      <text:p text:style-name="P23"><text:span text:style-name="T52">importdescriptors '[{"desc": "</text:span><text:span text:style-name="T61">enter your public descriptor with checksum here,</text:span><text:span text:style-name="T52">", "timestamp": "now", "active": true}]'</text:span></text:p>
      <text:p text:style-name="P12"/>
      <text:p text:style-name="P12">Core will return these lines, this is normal</text:p>
      <text:p text:style-name="Standard"><text:span text:style-name="T73">"success": true,</text:span></text:p>
      <text:p text:style-name="Standard"><text:span text:style-name="T73"><text:s text:c="3"/>"warnings": [</text:span></text:p>
      <text:p text:style-name="Standard"><text:span text:style-name="T73"><text:s text:c="5"/>"Range not given, using default keypool range"</text:span></text:p>
      <text:p text:style-name="P12"/>
      <text:p text:style-name="P12"/>
      <text:p text:style-name="P12"/>
      <text:p text:style-name="P12"><text:span text:style-name="T48">7. Burn the Public Descriptor text file and Public Descriptor wallet to 7 CD’s</text:span><text:line-break/></text:p>
      <text:p text:style-name="P12"><text:span text:style-name="T41">-Insert a blank CD into your laptop<text:line-break/>-</text:span>Open brasero by selecting the windows key on your keyboard and typing Brasero</text:p>
      <text:p text:style-name="P12">-Select data project.</text:p>
      <text:p text:style-name="P12">-Select the + in the top left corner</text:p>
      <text:p text:style-name="P12">-Add the ‘Public descriptor, watch-only file’ located on your desktop </text:p>
      <text:p text:style-name="P12"><text:soft-page-break/>-Add the ‘Watch-Only Public’ wallet</text:p>
      <text:p text:style-name="P12"><text:tab/>Click the + button then click Home on the left side,</text:p>
      <text:p text:style-name="P12"><text:tab/><text:tab/>Select the Home directory on the left hand side</text:p>
      <text:p text:style-name="P25">right click any of the folders in the middle and checkmark ‘show hidden files’,</text:p>
      <text:p text:style-name="P25">double click .bitcoin at the top,</text:p>
      <text:p text:style-name="P25">double click wallets, </text:p>
      <text:p text:style-name="P25">select (don’t double click) the ‘Watch-Only Public’ folder</text:p>
      <text:p text:style-name="P25">click add at the top right.</text:p>
      <text:p text:style-name="P12">-Select burn in the bottom right corner. </text:p>
      <text:p text:style-name="P12"><text:span text:style-name="T41">-Burn these files onto 7 different CD’s</text:span></text:p>
      <text:p text:style-name="P12"><text:span text:style-name="T41">-Label each CD - Watch-only wallet</text:span></text:p>
      <text:p text:style-name="P15"/>
      <text:p text:style-name="P15"/>
      <text:p text:style-name="P12"><text:span text:style-name="T43">The 7 CD’s should be exactly the same. They only contain the public descriptor and the public descriptor wallet. There are no seeds stored on these CD’s.</text:span></text:p>
      <text:p text:style-name="P12"><text:span text:style-name="T41"><text:line-break/>We will print the public descriptor from the online computer later on.</text:span></text:p>
      <text:p text:style-name="P12"><text:line-break/></text:p>
      <text:p text:style-name="Standard"><text:span text:style-name="T48">8. Create 7 more blank descriptor wallets to import the spending descriptor to</text:span></text:p>
      <text:p text:style-name="Standard"><text:span text:style-name="T48"><text:line-break/></text:span>You are going to create 7 more wallets with an imported descriptor. The descriptor will contain one xprv and the other 6 xpubs. You can sign from these wallets.</text:p>
      <text:p text:style-name="Standard"><text:span text:style-name="T48"><text:line-break/></text:span>-On bitcoin core, create a blank descriptor wallet. Click ‘File’ then ‘Create Wallet...’<text:line-break/>-Checkmark the last two options ‘Make Blank Wallet’ and ‘Descriptor Wallet’</text:p>
      <text:p text:style-name="Standard">-Name the wallet ‘Ready for signing-Seed 1’<text:line-break/>-Repeat this wallet creation process until you have 7 wallets. Replace the number in the name with its corresponding seed number.</text:p>
      <text:p text:style-name="Standard"/>
      <text:p text:style-name="P12"><text:soft-page-break/></text:p>
      <text:p text:style-name="P12"><text:span text:style-name="T48">9. Construct Xprv Descriptor.</text:span></text:p>
      <text:p text:style-name="P12"/>
      <text:p text:style-name="P24">You are going to replace one of the xpubs with its corresponding xprv. Then you find the checksum, then you import this descriptor onto the wallet that is ready for signing.</text:p>
      <text:p text:style-name="P24"/>
      <text:p text:style-name="P12">-In your public descriptor text file, remove the checksum. </text:p>
      <text:p text:style-name="P12">-Replace the first xpub with seed-1’s xprv. This is located in the dumped wallet file ‘seed-1’ on line 6.</text:p>
      <text:p text:style-name="P12"/>
      <text:p text:style-name="P1">Your descriptor should be in this format now.</text:p>
      <text:p text:style-name="P12"/>
      <text:p text:style-name="P8"><text:span text:style-name="T52">"wsh(multi(3,</text:span><text:span text:style-name="T61">xprv1</text:span><text:span text:style-name="T52">/*,xpub2/*,xpub3/*,xpub4/*,xpub5/*,xpub6/*,xpub7/*))”</text:span></text:p>
      <text:p text:style-name="P14"/>
      <text:p text:style-name="P11">-In the Core Console select the wallet ‘Ready for Signing Seed 1’ in the top left corner</text:p>
      <text:p text:style-name="P12">-Run the <text:span text:style-name="T62">getdescriptorinfo</text:span> command below to find the checksum of this descriptor</text:p>
      <text:p text:style-name="P12"/>
      <text:p text:style-name="P12"/>
      <text:p text:style-name="P8"><text:span text:style-name="T62">getdescriptorinfo</text:span><text:span text:style-name="T60"> </text:span>“<text:span text:style-name="T61">enter your descriptor here,it should have 1 xprv and the 6 other xpubs</text:span>”</text:p>
      <text:p text:style-name="P12"/>
      <text:p text:style-name="P12">-The checksum of the xprv descriptor is located underneath the public descriptor</text:p>
      <text:p text:style-name="P12"/>
      <text:p text:style-name="P1">it is on its own line and will look like this <text:span text:style-name="T71">"checksum": "yyyyyyyy",</text:span></text:p>
      <text:p text:style-name="P12"><text:soft-page-break/></text:p>
      <text:p text:style-name="P12"/>
      <text:p text:style-name="P12">-Add the checksum onto the end of the xprv descriptor and import it into your new wallet using the command below. Make sure that the wallet ‘Ready for Signing Seed 1’ is selected</text:p>
      <text:p text:style-name="P12"/>
      <text:p text:style-name="P12"/>
      <text:p text:style-name="P25"><text:span text:style-name="T52">importdescriptors '[{"desc": "</text:span><text:span text:style-name="T61">enter your descriptor here,it should have 1 xprv and the 6 other xpubs and the checksum at the end</text:span><text:span text:style-name="T52">", "timestamp": "now", "active": true}]'</text:span></text:p>
      <text:p text:style-name="P12"/>
      <text:p text:style-name="P12">-Repeat this process 6 more times for each seed. Seed-2’s xprv replaces xpub2. Find the checksum and then import it into the wallet ‘Ready for Signing-Seed 2’ </text:p>
      <text:p text:style-name="P12">and so on for each seed...</text:p>
      <text:p text:style-name="P12"/>
      <text:p text:style-name="P12"><text:span text:style-name="T8">Make sure that you use the corresponding xprv for each xpub and import it into the corresponding wallet. Do not mix them up. We will check for this later.</text:span></text:p>
      <text:p text:style-name="P19"/>
      <text:p text:style-name="P12"><text:span text:style-name="T27"><text:line-break/></text:span><text:span text:style-name="T9">10</text:span><text:span text:style-name="T31">. Burn the dumped wallet files</text:span><text:span text:style-name="T9"> and Imported Descriptor wallets to </text:span><text:span text:style-name="T31">7 different CD's.<text:line-break/><text:line-break/></text:span><text:span text:style-name="T34">-Insert a bla</text:span>nk CD into your computer</text:p>
      <text:p text:style-name="P12"><text:span text:style-name="T34">-Open brasero, select data project.</text:span></text:p>
      <text:p text:style-name="P12">-Add the dumped wallet file ‘seed-1’ located in the ‘bin’ folder</text:p>
      <text:p text:style-name="P12">-Add the imported descriptor wallet,</text:p>
      <text:p text:style-name="P26">Click the + button then click Home on the left side,</text:p>
      <text:p text:style-name="P26">right click any of the folders and checkmark ‘show hidden files’,</text:p>
      <text:p text:style-name="P26">double click .bitcoin at the top,</text:p>
      <text:p text:style-name="P26">double click wallets, </text:p>
      <text:p text:style-name="P26">select (don’t double click) ‘Ready for signing seed 1’ </text:p>
      <text:p text:style-name="P26"><text:soft-page-break/>click add at the top right.</text:p>
      <text:p text:style-name="P12">-Click Burn and OK.</text:p>
      <text:p text:style-name="P12"/>
      <text:p text:style-name="P12">-Take out the CD and label it Seed-1, with a sharpie, pencil, however you want to do it.</text:p>
      <text:p text:style-name="P12"/>
      <text:p text:style-name="P12">-Repeat this process with 6 more CD’s. Label it the corresponding seed number. </text:p>
      <text:p text:style-name="P12"/>
      <text:p text:style-name="P12"><text:span text:style-name="T8">You should end up with 7 total CD’s. Each one should have a different dumped wallet file with the corresponding ‘Ready for signing’ wallet.</text:span></text:p>
      <text:p text:style-name="P19"/>
      <text:p text:style-name="P20"/>
      <text:p text:style-name="P12"><text:span text:style-name="T9">-When you are finished you should have 7 CD’s with only a copy of the public descriptor and the public descriptor wallet ‘’</text:span></text:p>
      <text:p text:style-name="P20"/>
      <text:p text:style-name="P12"><text:span text:style-name="T9">-7 CD’s with a dumped wallet file and its corresponding ‘Ready for signing’ wallet. Each CD has a different seed.</text:span></text:p>
      <text:p text:style-name="P20"/>
      <text:p text:style-name="P12"><text:span text:style-name="T9">-7 pieces of paper with the seed written on it.</text:span><text:span text:style-name="T31"><text:line-break/></text:span></text:p>
      <text:p text:style-name="P18"/>
      <text:p text:style-name="P12"><text:span text:style-name="T48">If you have all of these, </text:span><text:span text:style-name="T26">You can now turn the computer off.</text:span></text:p>
      <text:p text:style-name="P18"/>
      <text:p text:style-name="P18"/>
      <text:p text:style-name="P12"><text:span text:style-name="T48">We are going to do a full recovery from the paper copies and do 2 test spends to make sure that you wrote everything correctly and to familiarize yourself with the spending process. Also we will print the public descriptor from the online computer.</text:span></text:p>
      <text:p text:style-name="P12"><text:span text:style-name="T26"><text:s text:c="3"/></text:span></text:p>
      <text:p text:style-name="P18"><text:soft-page-break/></text:p>
      <text:p text:style-name="P12"><text:span text:style-name="T48">Always remember, to be able to spend from your wallet you will need 3 of the seeds </text:span><text:span text:style-name="T50">and</text:span><text:span text:style-name="T48"> the public descriptor. A copy of the public descriptor is stored with each of the seeds.</text:span></text:p>
      <text:p text:style-name="P12"><text:span text:style-name="T27"><text:line-break/></text:span></text:p>
      <text:p text:style-name="P7"/>
      <text:p text:style-name="P7"/>
      <text:p text:style-name="P2"><text:span text:style-name="T33">Import public descriptor onto online computer for creating psbt’s and monitoring balance.</text:span><text:span text:style-name="T31"><text:line-break/></text:span><text:span text:style-name="T9"><text:line-break/></text:span><text:span text:style-name="T48">1. Enable Tor for Increased Privacy</text:span></text:p>
      <text:p text:style-name="P1"><text:line-break/>-Open the Ubuntu terminal by clicking the nine dots in the bottom left corner and selecting terminal. Enter this following command to install Tor.</text:p>
      <text:p text:style-name="P1"><text:line-break/>-Enter the following command</text:p>
      <text:p text:style-name="P1">sudo apt install tor<text:line-break/><text:line-break/>-Enter “y” -without apostrophes when it asks you to confirm the installation. Wait a moment until it finishes installing.<text:line-break/><text:line-break/>-Open bitcoin core and select Settings then <text:span text:style-name="T74">O</text:span>ptions.. <text:line-break/>-Select the third tab titled “Network”<text:line-break/>-Checkmark the last 2 options titled <text:line-break/>“Connect through SOCKS5 Proxy (default proxy)” and<text:line-break/>“Use a separate SOCKS5 Proxy to reach peers via Tor onion services:”<text:line-break/>-Click OK</text:p>
      <text:p text:style-name="P12">-Close Bitcoin Core</text:p>
      <text:p text:style-name="P12">-Reopen it and make sure that these options are automatically checkmarked</text:p>
      <text:p text:style-name="P12">-Close again</text:p>
      <text:p text:style-name="P12"/>
      <text:p text:style-name="P12"><text:line-break/><text:line-break/><text:span text:style-name="T48">2. Import public descriptor wallet onto online laptop</text:span></text:p>
      <text:p text:style-name="P1"><text:span text:style-name="T34"><text:line-break/></text:span></text:p>
      <text:p text:style-name="P12">-Make sure Core is closed before you do this</text:p>
      <text:p text:style-name="P12"><text:span text:style-name="T27"><text:line-break/>-Insert the CD</text:span> labelled pub wallet that contains your public descriptor into your computer</text:p>
      <text:p text:style-name="P12">-Copy and paste the wallet folder ‘Watch-Only Wallet’ <text:s/>onto your .bitcoin/wallets folder</text:p>
      <text:p text:style-name="P1">(Press the 9 dots on the bottom left corner,</text:p>
      <text:p text:style-name="P1">Click Files</text:p>
      <text:p text:style-name="P1">Select the CD underneath Trash on the left hand side</text:p>
      <text:p text:style-name="P1"><text:soft-page-break/>Right click the ‘Watch-Only Wallet’, click copy</text:p>
      <text:p text:style-name="P1">Select the Home directory on the left hand side</text:p>
      <text:p text:style-name="P1">press ctrl+h on your keyboard to show hidden files</text:p>
      <text:p text:style-name="P1">double-click the .bitcoin folder</text:p>
      <text:p text:style-name="P1">double-click wallets</text:p>
      <text:p text:style-name="P1">Right click the empty space and click Paste) </text:p>
      <text:p text:style-name="P1"><text:span text:style-name="T27"><text:line-break/></text:span>-Take out the CD</text:p>
      <text:p text:style-name="P1"/>
      <text:p text:style-name="P12">-Open bitcoin core</text:p>
      <text:p text:style-name="P12">-The wallet ‘Watch-Only’ should now be available, select it</text:p>
      <text:p text:style-name="P1">(File, Open wallet, ‘Watch-Only’)<text:line-break/><text:line-break/><text:line-break/><text:span text:style-name="T1">3. Print public descriptor<text:line-break/><text:line-break/>Print 7 copies of the public descriptor.<text:line-break/></text:span><text:change text:change-id="ct32660752"/><text:span text:style-name="T1"><office:annotation office:name="__Annotation__706_232847399"><dc:creator>Peter Smith</dc:creator><dc:date>2021-03-08T17:37:28</dc:date><text:p><text:span text:style-name="T76">Not 100 percent sure on this.</text:span></text:p></office:annotation></text:span><office:annotation-end office:name="__Annotation__706_232847399"/><text:change-start text:change-id="ct32702448"/><text:span text:style-name="T1"><text:line-break/>If you don’t have a printer you can go to a Fed-ex or any other store that has a printer and print from there.<text:line-break/><text:line-break/>You should conceal your face with a large baggy mask (like the blue ones) and wear dark sunglasses. </text:span><text:span text:style-name="T46">Don’t provide your name. Don’t use a copy shop close to your house or that you might use again.</text:span><text:span text:style-name="T1"><text:line-break/><text:line-break/>Pay with cash. <text:line-break/>Do not pay with card!<text:line-break/><text:line-break/>If you can’t pay with cash then don’t print there. You are giving them your xpub, do not tie it to your identity!<text:line-break/> </text:span><text:change-end text:change-id="ct32702448"/><text:span text:style-name="T1"><text:line-break/><text:line-break/></text:span><text:span text:style-name="T27"><text:line-break/>You can create unsigned transactions, view your balance, receive addresses, everything except spend from this watch-only wallet.<text:line-break/><text:line-break/><text:line-break/>It’s best to wipe this computer when you are finished using it. Anyone with access to your public descriptor can view your balance and all of your transactions. </text:span><text:span text:style-name="T75">They are unable to spend unless they have access to 3 of the seeds.</text:span><text:span text:style-name="T27"><text:line-break/><text:line-break/><text:line-break/><text:line-break/><text:line-break/><text:line-break/></text:span><text:span text:style-name="T32">Full paper recovery and test s</text:span><text:span text:style-name="T10">pend<text:line-break/><text:line-break/></text:span>You are now going to verify that you did all the steps correctly and are able to spend just from the paper backups in case the CD’s<text:span text:style-name="T49"><text:line-break/><text:line-break/></text:span><text:span text:style-name="T48">1. Boot into Tails with Networking Disabled </text:span></text:p>
      <text:p text:style-name="P8"><text:line-break/><text:tab/>Do this process every time you start the offline computer. This computer must be offline permanently for maximum security. It can never go online once you create the wallet. Only use this computer for bitcoin, nothing else.<text:line-break/><text:line-break/>-Insert the verified Tails usb drive into your offline laptop.</text:p>
      <text:p text:style-name="Standard">-Turn the computer on.<text:line-break/>-Tails should boot automatically. If it doesn’t, try manually selecting the boot device using the boot device key for your computer.<text:line-break/>-At the ‘Welcome to Tails!’ screen select the + button on the bottom left.</text:p>
      <text:p text:style-name="Standard">-Select ‘Network Connection’<text:line-break/>-Select ‘Disable all networking’<text:line-break/>-Select ‘Add’<text:line-break/>-Select ‘Start Tails’ in the top right corner.<text:span text:style-name="T47"><text:line-break/> <text:s text:c="16"/><text:line-break/></text:span><text:span text:style-name="T48">2. Open Bitcoin Core</text:span><text:span text:style-name="T9"><text:line-break/></text:span></text:p>
      <text:p text:style-name="Standard">-Press the windows key and type ‘files’ -no apostrophes. Select the ‘files’ application.</text:p>
      <text:p text:style-name="P1">-Insert your seed CD containing the verified bitcoin core file.<text:line-break/>-You should see the usb drive directory pop up on the left hand side underneath ‘Trash’ Select it.<text:line-break/>-Copy the bitcoin-0.21.0 folder and paste it to your desktop<text:line-break/>-In your desktop, double click it<text:line-break/>-Double click the ‘bin’ folder<text:line-break/>-Right-click the empty white space by the files and select “Open in Terminal”<text:line-break/><text:span text:style-name="T41">-From now on do not exit out of this terminal window when Core is running, it is necessary for Core to run.</text:span><text:line-break/>-Type ‘<text:span text:style-name="T51">./bitcoin-qt’ </text:span><text:span text:style-name="T41">-without apostrophes in the terminal and press enter on your keyboard. It is fine if a line returns saying ‘QApplication : invalid style override...’<text:line-break/>-A ‘Welcome’ screen should pop up, Leave the options as is and select “OK” in the bottom right corner.</text:span><text:line-break/></text:p>
      <text:p text:style-name="P1"/>
      <text:p text:style-name="P1"/>
      <text:p text:style-name="P29">Create a blank, Non-descriptor wallet with private keys enabled, name it “seed-1 from handwritten paper”</text:p>
      <text:p text:style-name="P29">Ctrl+T, then type</text:p>
      <text:p text:style-name="P29">sethdseed true "type-your-seed-here"</text:p>
      <text:p text:style-name="P29"><text:soft-page-break/>dumpwallet privkey1<text:line-break/><text:line-break/>Repeat this process with all 7 seeds.<text:line-break/><text:line-break/>The process below is written in greater detail in the corresponding sections above</text:p>
      <text:p text:style-name="P29">Go to bitcoin/bin folder, open that file and on line 6 you have your xprv, copy it to clipboard</text:p>
      <text:p text:style-name="P29">Take your descriptor and replace whichever xpub corresponds to it with the xprv. Save it as Descriptor.txt</text:p>
      <text:p text:style-name="P29">For example if that was seed 2, you replace the second xpub with xprv you found in that file.</text:p>
      <text:p text:style-name="P29">Return to core, Ctrl+T, type</text:p>
      <text:p text:style-name="P29">getdescriptorinfo "your entire descriptor"</text:p>
      <text:p text:style-name="P29">Grab the characters it returns in the checksum field.</text:p>
      <text:p text:style-name="P29">Replace the characters after the "))#" in Descriptor.txt with these new letters and numbers, save the file and copy it to your clipboard.</text:p>
      <text:p text:style-name="P29">It is now ready to be imported to your spending wallet. Create a blank descriptor wallet without private keys disabled, name it xprvwallet</text:p>
      <text:p text:style-name="P29">Press Ctrl+T, select xprvwallet in the upper left, type or type and paste</text:p>
      <text:p text:style-name="P29">importdescriptors '[{"desc": "entire descriptor", "timestamp": "now", "active": true}]'</text:p>
      <text:p text:style-name="P29">And you'll be ready to sign.</text:p>
      <text:p text:style-name="P29">Your PSBT will need 3 signatures from 3 different backups before you can return to your full node and broadcast.<text:line-break/><text:line-break/><text:line-break/>--If core returns an invalid key error then open the corresponding seed’s wallet dump file, find the seed and correct the error on the paper backup. Close the seed and <text:span text:style-name="T8">retype</text:span> it into core. You must retype it completely. We are verifying that you can read the correct seed solely from the paper backup, not the CD. <text:line-break/><text:line-break/><text:line-break/>Send to one address and do a test spend from seeds 1-3. <text:line-break/><text:line-break/>Sign the transaction offline and transfer the psbt via a burned CD to an online computer with Core and the blockchain synced and broadcast it over Tor.<text:line-break/><text:line-break/>Send to another address and do a test spend from seeds 4-6 with the same method.<text:line-break/><text:line-break/>Send to another address and do a test spend from seeds 7 (and any 2 others, 1 and 2 is fine)<text:line-break/><text:line-break/><text:line-break/>You have now verified that you can recover your wallet solely from the paper backups and that all seeds are able to spend. <text:line-break/><text:line-break/>You are ready to use this wallet. Remember that there is currently no change descriptor (there is no Core standard yet), you will have to manually specify another receive address if you want change back.<text:line-break/><text:line-break/></text:p>
      <text:p text:style-name="P1"><text:s text:c="2"/><text:span text:style-name="T25"><text:tab/><text:tab/><text:tab/></text:span></text:p>
      <text:p text:style-name="P21"/>
      <text:p text:style-name="P21"/>
      <text:p text:style-name="P12"><text:span text:style-name="T25"><text:s/>Multisig Wallet Recovery <text:s text:c="22"/><text:line-break/></text:span><text:span text:style-name="T27"><text:line-break/><text:line-break/>This is the normal (preferred) proc</text:span>ess of spending from the CD’s. Once you have tested that you can completely restore your wallet from the handwritten backups you can use the CD’s after you have distributed them along with the paper backups to the secure storage locations. <text:span text:style-name="T27"><text:line-break/><text:line-break/></text:span><text:span text:style-name="T48">1. Boot into Tails with Networking Disabled </text:span></text:p>
      <text:p text:style-name="P8"><text:line-break/><text:tab/>Do this process every time you start the offline computer. This computer must be offline permanently for maximum security. It can never go online once you create the wallet. Only use this computer for bitcoin, nothing else.<text:line-break/><text:line-break/>-Insert the verified Tails usb drive into your offline laptop.</text:p>
      <text:p text:style-name="Standard">-Turn the computer on.<text:line-break/>-Tails should boot automatically. If it doesn’t, try manually selecting the boot device using the boot device key for your computer.<text:line-break/>-At the ‘Welcome to Tails!’ screen select the + button on the bottom left.</text:p>
      <text:p text:style-name="Standard">-Select ‘Network Connection’<text:line-break/>-Select ‘Disable all networking’<text:line-break/>-Select ‘Add’<text:line-break/>-Select ‘Start Tails’ in the top right corner.<text:span text:style-name="T47"><text:line-break/> <text:s text:c="16"/><text:line-break/></text:span><text:span text:style-name="T48">2. Open Bitcoin Core</text:span><text:span text:style-name="T9"><text:line-break/></text:span></text:p>
      <text:p text:style-name="Standard">-Press the windows key and type ‘files’ -no apostrophes. Select the ‘files’ application.</text:p>
      <text:p text:style-name="P1"><text:soft-page-break/>-Insert your verified copy of bitcoin core.<text:line-break/>-You should see the usb drive directory pop up on the left hand side underneath ‘Trash’ Select it.<text:line-break/>-Copy the bitcoin-0.21.0 folder and paste it to your desktop<text:line-break/>-In your desktop, double click it<text:line-break/>-Double click the ‘bin’ folder<text:line-break/>-Right-click the empty white space by the files and select “Open in Terminal”<text:line-break/><text:span text:style-name="T41">-From now on do not exit out of this terminal window when Core is running, it is necessary for Core to run.</text:span><text:line-break/>-Type ‘<text:span text:style-name="T51">./bitcoin-qt’ </text:span><text:span text:style-name="T41">-without apostrophes in the terminal and press enter on your keyboard. It is fine if a line returns saying ‘QApplication : invalid style override...’<text:line-break/>-A ‘Welcome’ screen should pop up, Leave the options as is and select “OK” in the bottom right corner.</text:span><text:span text:style-name="T27"><text:line-break/></text:span></text:p>
      <text:p text:style-name="P12"><text:span text:style-name="T48">3. Import spending descriptor wallet</text:span><text:span text:style-name="T27"><text:line-break/><text:line-break/>-Insert your seed CD into the</text:span> computer.<text:span text:style-name="T27"><text:line-break/></text:span>-<text:span text:style-name="T27">In your file </text:span>manager, select the CD folder underneath the Trash directory on the left hand side<text:span text:style-name="T27"> <text:line-break/></text:span>-Copy and paste the wallet folder ‘seed-x’ (whatever number seed you are using) <text:s/>onto your .bitcoin/wallets folder</text:p>
      <text:p text:style-name="P8">Press the Windows key on your keyboard<text:line-break/><text:tab/>Type Files, select it<text:line-break/><text:tab/>Insert the CD into your computer.</text:p>
      <text:p text:style-name="P8">When it pops up, select the CD underneath Trash on the left hand side</text:p>
      <text:p text:style-name="P8">Right click the ‘seed-x’ folder, click copy</text:p>
      <text:p text:style-name="P8">Select the Home directory on the left hand side</text:p>
      <text:p text:style-name="P8">Rightclick the empty space in the file manager, tick the show hidden files box</text:p>
      <text:p text:style-name="P8">double-click the .bitcoin folder</text:p>
      <text:p text:style-name="P8">double-click wallets</text:p>
      <text:p text:style-name="P8">Right click the empty space and click Paste </text:p>
      <text:p text:style-name="P8"/>
      <text:p text:style-name="P8"><text:line-break/><text:line-break/>You can now open core and open the wallet and sign from it.</text:p>
      <text:p text:style-name="P12"><text:line-break/>You can remove the CD and insert a blank CD to burn the signed PSBT to.<text:span text:style-name="T27"><text:line-break/><text:line-break/><text:line-break/><text:line-break/><text:line-break/><text:line-break/></text:span><text:span text:style-name="T35">Advanced Options (Level 3+ Safety Features and Non-standard configurations)<text:line-break/><text:line-break/></text:span><text:span text:style-name="T31">Multiple offline devices for signing and generating seeds</text:span><text:span text:style-name="T35"><text:line-break/><text:tab/></text:span><text:span text:style-name="T27">A big improvement in security can be had by using multiple offline devices for generating seeds and signing transactions. It is fairly easy to implement. I would highly recommend doing so. This feature among others will be added to the Yeti level 4 wallet. <text:line-break/><text:line-break/>Instead of generating 7 seeds on one offline device, you can generate 1 seed on 7 devices, or in different combinations</text:span>, such as using 4 devices; generating 2 seeds on 3 of them and 1 on the fourth.<text:span text:style-name="T27"><text:line-break/><text:line-break/>When creating the public descriptor you can no longer simply use this command below on one offline device as now the xprv’s are spread out among your computers.<text:line-break/><text:line-break/></text:span><text:span text:style-name="T36">g</text:span><text:span text:style-name="T63">etdescriptorinfo "wsh(multi(3,</text:span><text:span text:style-name="T64">xprv1</text:span><text:span text:style-name="T63">/*,</text:span><text:span text:style-name="T64">xprv2</text:span><text:span text:style-name="T63">/*,</text:span><text:span text:style-name="T64">xprv3</text:span><text:span text:style-name="T63">/*,</text:span><text:span text:style-name="T64">xprv4</text:span><text:span text:style-name="T63">/*,</text:span><text:span text:style-name="T64">xprv5</text:span><text:span text:style-name="T63">/*,</text:span><text:span text:style-name="T64">xprv6</text:span><text:span text:style-name="T63">/*,</text:span><text:span text:style-name="T64">xprv7</text:span><text:span text:style-name="T63">/*))"<text:line-break/><text:line-break/><text:line-break/></text:span><text:span text:style-name="T27">Now you must find the xpubs individually on your computers. <text:line-break/><text:line-break/>If you have 1 xprv on 7 devices you must go to each device and type this command<text:line-break/><text:line-break/></text:span><text:span text:style-name="T36">g</text:span><text:span text:style-name="T63">etdescriptorinfo "wsh(multi(1,</text:span><text:span text:style-name="T64">xprv1</text:span><text:span text:style-name="T63">/*))"</text:span><text:span text:style-name="T27"><text:line-break/><text:line-break/>It will return <text:line-break/><text:line-break/>"wsh(multi(1,xpub/*))#xxxxxxxx" <text:s text:c="2"/>xxxxxxxx = checksum<text:line-break/></text:span></text:p>
      <text:p text:style-name="P12">Order the xpub number to help keep track of them<text:span text:style-name="T27"><text:line-break/><text:line-break/>You can either write this xpub down or burn it onto a cd</text:span> or usb.<text:span text:style-name="T27"><text:line-break/><text:line-break/>Once you have all 7 xpubs you can create the descriptor using <text:line-break/><text:line-break/>getdescriptorinfo “</text:span><text:span text:style-name="T66">wsh(multi(3,</text:span><text:span text:style-name="T67">xpub1</text:span><text:span text:style-name="T66">/*,</text:span><text:span text:style-name="T67">xpub2</text:span><text:span text:style-name="T66">/*,</text:span><text:span text:style-name="T67">xpub3</text:span><text:span text:style-name="T66">/*,</text:span><text:span text:style-name="T67">xpub4</text:span><text:span text:style-name="T68">/*,</text:span><text:span text:style-name="T67">xpub5</text:span><text:span text:style-name="T68">/*,</text:span><text:span text:style-name="T67">xpub6</text:span><text:span text:style-name="T68">/*,</text:span><text:span text:style-name="T67">xpub7</text:span><text:span text:style-name="T68">/*))”<text:line-break/><text:line-break/></text:span><text:span text:style-name="T28">This will return the descriptor checksum.<text:line-break/><text:line-break/><text:line-break/>When you burn the xprv’s to cd’s you must do so individually on each computer as well.<text:line-break/><text:line-break/><text:line-break/><text:line-break/></text:span>When you have the wallets ready for signing you transfer the psbt’s between computers<text:span text:style-name="T28">. Burn the signed psbt to a disc and transfer it to the next computer and repeat the process until you have all 3 signatures required. </text:span>Load <text:span text:style-name="T28">it on your online computer and b</text:span>roadcast the transaction.<text:span text:style-name="T28"><text:line-break/><text:line-break/><text:line-break/><text:line-break/><text:line-break/><text:line-break/><text:line-break/></text:span><text:span text:style-name="T31">Alternative M-of-N wallets</text:span><text:span text:style-name="T27"><text:line-break/><text:line-break/>This guide is flexible and will allow different M-of-N configurations. </text:span><text:span text:style-name="T29">Yeti strongly recommends 3 of 7 as the best balance between security and redundancy. </text:span><text:span text:style-name="T30">There are cheap and easy ways to add more secure seed locations. </text:span>If after<text:span text:style-name="T30"> expert analysis of your threat model, you think your situation is unique and 3 of 7 will not be best for you, then you may do so. Understand that this is not what Yeti considers best practice though.<text:line-break/><text:line-break/><text:line-break/></text:span><text:span text:style-name="T29">The formula for an M-of-N multisig wallet is as follow:<text:line-break/><text:line-break/></text:span><text:span text:style-name="T30">M refers to the number of cosigners required to spend and N refers to the number of cosigners.<text:line-break/>-You will always need M seeds and the public descriptor to spend.<text:line-break/><text:line-break/>Generate N wallets and dump their wallet files.<text:line-break/><text:line-break/>Create descriptor from N xpubs – <text:s/>M, is placed here in the descriptor multi(M,<text:line-break/><text:line-break/>Example below.<text:line-break/><text:line-break/></text:span><text:span text:style-name="T65">"</text:span><text:span text:style-name="T66">wsh(multi(M,</text:span><text:span text:style-name="T67">xpub1</text:span><text:span text:style-name="T66">/*,</text:span><text:span text:style-name="T67">xpub2</text:span><text:span text:style-name="T66">/*,...</text:span><text:span text:style-name="T67">xpub</text:span><text:span text:style-name="T57">N</text:span><text:span text:style-name="T66">/*))"<text:line-break/><text:line-break/><text:line-break/><text:line-break/></text:span><text:span text:style-name="T30">Below is the descriptor format for a 2 of 3 multisig wallet</text:span><text:span text:style-name="T37"><text:line-break/></text:span><text:span text:style-name="T30"><text:line-break/></text:span><text:span text:style-name="T65">"</text:span><text:span text:style-name="T66">wsh(multi(2,</text:span><text:span text:style-name="T67">xpub1</text:span><text:span text:style-name="T66">/*,</text:span><text:span text:style-name="T67">xpub2</text:span><text:span text:style-name="T66">/*,</text:span><text:span text:style-name="T67">xpub3</text:span><text:span text:style-name="T66">/*))"<text:line-break/><text:line-break/><text:line-break/></text:span><text:span text:style-name="T30">Below is the descriptor format for a 4 of 8 multisig wallet</text:span><text:span text:style-name="T69"><text:line-break/><text:line-break/></text:span><text:span text:style-name="T65">"</text:span><text:span text:style-name="T66">wsh(multi(4,</text:span><text:span text:style-name="T67">xpub1</text:span><text:span text:style-name="T66">/*,</text:span><text:span text:style-name="T67">xpub2</text:span><text:span text:style-name="T66">/*,</text:span><text:span text:style-name="T67">xpub3</text:span><text:span text:style-name="T66">/*,</text:span><text:span text:style-name="T67">xpub4</text:span><text:span text:style-name="T68">/*,</text:span><text:span text:style-name="T67">xpub5</text:span><text:span text:style-name="T68">/*,</text:span><text:span text:style-name="T67">xpub6</text:span><text:span text:style-name="T68">/*,</text:span><text:span text:style-name="T67">xpub7</text:span><text:span text:style-name="T68">/*,</text:span><text:span text:style-name="T67">xpub8</text:span><text:span text:style-name="T68">/*</text:span><text:span text:style-name="T66">))"</text:span></text:p>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style:font-name="Arial" fo:font-family="Arial" style:font-family-generic="roman" style:font-pitch="variable"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2pt" style:text-underline-style="solid" style:text-underline-width="auto" style:text-underline-color="font-color" fo:font-weight="normal" style:font-size-asian="12pt" style:font-weight-asian="norma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font-name="Arial" fo:font-family="Arial" style:font-family-generic="roman" style:font-pitch="variable" fo:font-size="13pt" style:text-underline-style="solid" style:text-underline-width="auto" style:text-underline-color="font-color"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12" style:display-name="ListLabel 12"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8" meta:paragraph-count="228" meta:word-count="4980" meta:character-count="32091" meta:non-whitespace-character-count="26899"/>
    <meta:generator>LibreOfficeDev/6.0.5.2$Linux_X86_64 LibreOffice_project/</meta:generator>
  </office:meta>
</office:document-meta>
</file>